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Arial" style:font-family-generic="modern"/>
    <style:font-face style:name="Lohit Hindi" svg:font-family="'Lohit Hindi', 'MS Gothic'" style:font-family-generic="modern"/>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DejaVu Sans1" svg:font-family="'DejaVu Sans'" style:font-pitch="variable"/>
    <style:font-face style:name="Lucida Grande" svg:font-family="'Lucida Grande', Ari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field:fieldmark-start text:name="__Fieldmark__327_359435725" field:type=""/>
    <field:fieldmark-start/>
    <style:style style:name="Table1" style:family="table">
      <style:table-properties style:width="3.0299in" table:align="center" style:writing-mode="lr-tb"/>
    </style:style>
    <style:style style:name="Table1.A" style:family="table-column">
      <style:table-column-properties style:column-width="2.3215in"/>
    </style:style>
    <style:style style:name="Table1.B" style:family="table-column">
      <style:table-column-properties style:column-width="0.7083in"/>
    </style:style>
    <style:style style:name="Table1.1" style:family="table-row">
      <style:table-row-properties fo:keep-together="auto"/>
    </style:style>
    <style:style style:name="Table1.A1" style:family="table-cell">
      <style:table-cell-properties style:vertical-align="top" fo:padding="0.0382in" fo:border-left="none" fo:border-right="none" fo:border-top="0.1pt solid #000000" fo:border-bottom="none" style:writing-mode="lr-tb"/>
    </style:style>
    <style:style style:name="Table1.A2" style:family="table-cell">
      <style:table-cell-properties style:vertical-align="top" fo:padding="0.0382in" fo:border="none" style:writing-mode="lr-tb"/>
    </style:style>
    <style:style style:name="Table1.A19" style:family="table-cell">
      <style:table-cell-properties style:vertical-align="top" fo:padding="0.0382in" fo:border-left="none" fo:border-right="none" fo:border-top="none" fo:border-bottom="0.1pt solid #000000" style:writing-mode="lr-tb"/>
    </style:style>
    <style:style style:name="Table2" style:family="table">
      <style:table-properties style:width="6.6958in" table:align="left" style:writing-mode="lr-tb"/>
    </style:style>
    <style:style style:name="Table2.A" style:family="table-column">
      <style:table-column-properties style:column-width="4.6056in"/>
    </style:style>
    <style:style style:name="Table2.B" style:family="table-column">
      <style:table-column-properties style:column-width="0.8257in"/>
    </style:style>
    <style:style style:name="Table2.C" style:family="table-column">
      <style:table-column-properties style:column-width="0.6326in"/>
    </style:style>
    <style:style style:name="Table2.D" style:family="table-column">
      <style:table-column-properties style:column-width="0.6319in"/>
    </style:style>
    <style:style style:name="Table2.1" style:family="table-row">
      <style:table-row-properties fo:keep-together="auto"/>
    </style:style>
    <style:style style:name="Table2.A1" style:family="table-cell">
      <style:table-cell-properties style:vertical-align="top" fo:padding="0.0382in" fo:border-left="none" fo:border-right="none" fo:border-top="0.1pt solid #000000" fo:border-bottom="none" style:writing-mode="lr-tb"/>
    </style:style>
    <style:style style:name="Table2.A2" style:family="table-cell">
      <style:table-cell-properties style:vertical-align="top" fo:padding="0.0382in" fo:border-left="none" fo:border-right="none" fo:border-top="none" fo:border-bottom="0.1pt solid #000000" style:writing-mode="lr-tb"/>
    </style:style>
    <style:style style:name="Table2.A3" style:family="table-cell">
      <style:table-cell-properties style:vertical-align="top" fo:padding="0.0382in" fo:border="none" style:writing-mode="lr-tb"/>
    </style:style>
    <style:style style:name="Table3" style:family="table">
      <style:table-properties style:width="6.6958in" table:align="left" style:writing-mode="lr-tb"/>
    </style:style>
    <style:style style:name="Table3.A" style:family="table-column">
      <style:table-column-properties style:column-width="3.2958in"/>
    </style:style>
    <style:style style:name="Table3.B" style:family="table-column">
      <style:table-column-properties style:column-width="0.5667in"/>
    </style:style>
    <style:style style:name="Table3.1" style:family="table-row">
      <style:table-row-properties fo:keep-together="auto"/>
    </style:style>
    <style:style style:name="Table3.A1" style:family="table-cell">
      <style:table-cell-properties style:vertical-align="top" fo:padding="0.0382in" fo:border-left="none" fo:border-right="none" fo:border-top="0.1pt solid #000000" fo:border-bottom="0.1pt solid #000000" style:writing-mode="lr-tb"/>
    </style:style>
    <style:style style:name="Table3.A2" style:family="table-cell">
      <style:table-cell-properties style:vertical-align="top" fo:padding="0in" fo:border="none" style:writing-mode="lr-tb"/>
    </style:style>
    <style:style style:name="Table3.A3" style:family="table-cell">
      <style:table-cell-properties style:vertical-align="top" fo:padding="0.0382in" fo:border="none" style:writing-mode="lr-tb"/>
    </style:style>
    <style:style style:name="Table3.A5" style:family="table-cell">
      <style:table-cell-properties style:vertical-align="top" fo:padding="0.0382in" fo:border-left="none" fo:border-right="none" fo:border-top="none" fo:border-bottom="0.1pt solid #000000" style:writing-mode="lr-tb"/>
    </style:style>
    <style:style style:name="P1" style:family="paragraph" style:parent-style-name="Text_20_body">
      <style:text-properties fo:language="en" fo:country="US"/>
    </style:style>
    <style:style style:name="P2" style:family="paragraph" style:parent-style-name="Text_20_body">
      <style:text-properties officeooo:paragraph-rsid="0016e2a2"/>
    </style:style>
    <style:style style:name="P3" style:family="paragraph" style:parent-style-name="Standard" style:list-style-name="WW8Num2"/>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list-style-name="WW8Num2"/>
    <style:style style:name="P7" style:family="paragraph" style:parent-style-name="Text_20_body">
      <style:paragraph-properties>
        <style:tab-stops>
          <style:tab-stop style:position="0.7874in"/>
        </style:tab-stops>
      </style:paragraph-properties>
    </style:style>
    <style:style style:name="P8" style:family="paragraph" style:parent-style-name="Text_20_body">
      <style:text-properties officeooo:paragraph-rsid="0016e2a2"/>
    </style:style>
    <style:style style:name="P9" style:family="paragraph" style:parent-style-name="Text_20_body">
      <style:paragraph-properties fo:break-before="page"/>
      <style:text-properties fo:language="en" fo:country="US"/>
    </style:style>
    <style:style style:name="P10" style:family="paragraph" style:parent-style-name="Heading_20_2">
      <style:text-properties fo:language="en" fo:country="US"/>
    </style:style>
    <style:style style:name="P11" style:family="paragraph" style:parent-style-name="Heading_20_1">
      <style:text-properties fo:language="en" fo:country="US"/>
    </style:style>
    <style:style style:name="P12" style:family="paragraph" style:parent-style-name="Heading_20_1">
      <style:paragraph-properties fo:break-before="page"/>
      <style:text-properties fo:language="en" fo:country="US"/>
    </style:style>
    <style:style style:name="P13" style:family="paragraph" style:parent-style-name="Heading_20_1" style:master-page-name="Standard">
      <style:paragraph-properties style:page-number="auto"/>
      <style:text-properties fo:language="en" fo:country="US"/>
    </style:style>
    <style:style style:name="P14" style:family="paragraph" style:parent-style-name="Preformatted_20_Text">
      <style:text-properties style:font-name="Times New Roman" fo:language="en" fo:country="US" style:font-name-complex="Times New Roman"/>
    </style:style>
    <style:style style:name="P15" style:family="paragraph" style:parent-style-name="Preformatted_20_Text">
      <style:paragraph-properties style:line-height-at-least="0.0693in"/>
      <style:text-properties style:font-name="Times New Roman" fo:font-size="9pt" fo:language="en" fo:country="US" style:font-size-asian="9pt" style:font-name-complex="Times New Roman" style:font-size-complex="9pt"/>
    </style:style>
    <style:style style:name="P16" style:family="paragraph" style:parent-style-name="Table_20_Contents">
      <style:paragraph-properties style:line-height-at-least="0.0693in"/>
      <style:text-properties fo:font-size="10pt" fo:language="en" fo:country="US" style:font-size-asian="10pt" style:font-size-complex="10pt"/>
    </style:style>
    <style:style style:name="P17" style:family="paragraph" style:parent-style-name="Table_20_Contents">
      <style:paragraph-properties style:line-height-at-least="0.0693in" fo:text-align="center" style:justify-single-word="false"/>
      <style:text-properties fo:font-size="10pt" fo:language="en" fo:country="US" style:font-size-asian="10pt" style:font-size-complex="10pt"/>
    </style:style>
    <style:style style:name="P18" style:family="paragraph" style:parent-style-name="Table_20_Contents">
      <style:paragraph-properties style:line-height-at-least="0.0693in" fo:text-align="center" style:justify-single-word="false" style:snap-to-layout-grid="false"/>
      <style:text-properties fo:font-size="10pt" fo:language="en" fo:country="US" style:font-size-asian="10pt" style:font-size-complex="10pt"/>
    </style:style>
    <style:style style:name="P19" style:family="paragraph" style:parent-style-name="Table_20_Contents">
      <style:text-properties fo:font-size="10pt" fo:language="en" fo:country="US" style:font-name-asian="DejaVu Sans Mono" style:font-size-asian="10pt" style:font-size-complex="10pt"/>
    </style:style>
    <style:style style:name="P20" style:family="paragraph" style:parent-style-name="Table_20_Contents">
      <style:paragraph-properties style:snap-to-layout-grid="false"/>
      <style:text-properties fo:font-size="10pt" fo:language="en" fo:country="US" style:font-name-asian="DejaVu Sans Mono" style:font-size-asian="10pt" style:font-size-complex="10pt"/>
    </style:style>
    <style:style style:name="P21" style:family="paragraph" style:parent-style-name="Table_20_Contents">
      <style:paragraph-properties fo:text-align="center" style:justify-single-word="false"/>
      <style:text-properties fo:font-size="10pt" fo:language="en" fo:country="US" style:font-name-asian="DejaVu Sans Mono" style:font-size-asian="10pt" style:font-size-complex="10pt"/>
    </style:style>
    <style:style style:name="P22" style:family="paragraph" style:parent-style-name="Table_20_Contents">
      <style:paragraph-properties fo:text-align="center" style:justify-single-word="false" style:snap-to-layout-grid="false"/>
      <style:text-properties fo:font-size="10pt" fo:language="en" fo:country="US" style:font-name-asian="DejaVu Sans Mono" style:font-size-asian="10pt" style:font-size-complex="10pt"/>
    </style:style>
    <style:style style:name="P23" style:family="paragraph" style:parent-style-name="Table_20_Contents">
      <style:paragraph-properties fo:text-align="center" style:justify-single-word="false"/>
    </style:style>
    <style:style style:name="P24" style:family="paragraph">
      <style:paragraph-properties fo:line-height="150%" style:writing-mode="lr-tb"/>
    </style:style>
    <style:style style:name="T1" style:family="text">
      <style:text-properties fo:language="en" fo:country="US" officeooo:rsid="00125bb9"/>
    </style:style>
    <style:style style:name="T2" style:family="text">
      <style:text-properties officeooo:rsid="00125bb9"/>
    </style:style>
    <style:style style:name="T3" style:family="text">
      <style:text-properties fo:language="en" fo:country="US"/>
    </style:style>
    <style:style style:name="T4" style:family="text">
      <style:text-properties officeooo:rsid="0016e2a2"/>
    </style:style>
    <style:style style:name="T5" style:family="text">
      <style:text-properties style:use-window-font-color="true" style:font-name="Times New Roman" fo:font-size="12pt" officeooo:rsid="0016e2a2" style:letter-kerning="true" style:font-name-asian="DejaVu Sans1" style:font-size-asian="12pt" style:language-asian="zh" style:country-asian="CN" style:font-name-complex="Times New Roman" style:font-size-complex="12pt" style:language-complex="hi" style:country-complex="IN"/>
    </style:style>
    <style:style style:name="T6" style:family="text">
      <style:text-properties fo:language="en" fo:country="US" officeooo:rsid="0016e2a2"/>
    </style:style>
    <style:style style:name="T7" style:family="text">
      <style:text-properties fo:language="en" fo:country="US" fo:background-color="#ffff00" loext:char-shading-value="0"/>
    </style:style>
    <style:style style:name="T8" style:family="text">
      <style:text-properties fo:language="en" fo:country="US" fo:background-color="#ffff00" loext:char-shading-value="0" text:display="true"/>
    </style:style>
    <style:style style:name="T9" style:family="text">
      <style:text-properties fo:language="en" fo:country="US" fo:font-style="italic" style:font-style-asian="italic" style:font-style-complex="italic"/>
    </style:style>
    <style:style style:name="T10" style:family="text">
      <style:text-properties fo:language="en" fo:country="US" text:display="true"/>
    </style:style>
    <style:style style:name="T11" style:family="text">
      <style:text-properties style:font-name="Times New Roman" fo:language="en" fo:country="US" style:font-name-complex="Times New Roman"/>
    </style:style>
    <style:style style:name="T12" style:family="text">
      <style:text-properties fo:language="en" fo:country="US"/>
    </style:style>
    <style:style style:name="T13" style:family="text">
      <style:text-properties fo:language="en" fo:country="US" fo:background-color="#ffff00" loext:char-shading-value="0"/>
    </style:style>
    <style:style style:name="T14" style:family="text">
      <style:text-properties fo:language="en" fo:country="US" fo:background-color="#ffff00" loext:char-shading-value="0" text:display="true"/>
    </style:style>
    <style:style style:name="T15" style:family="text">
      <style:text-properties fo:language="en" fo:country="US" officeooo:rsid="0016e2a2" fo:background-color="#ffff00" loext:char-shading-value="0"/>
    </style:style>
    <style:style style:name="T16" style:family="text">
      <style:text-properties fo:language="en" fo:country="US" fo:font-style="italic" style:font-style-asian="italic" style:font-style-complex="italic"/>
    </style:style>
    <style:style style:name="T17" style:family="text">
      <style:text-properties fo:language="en" fo:country="US" text:display="true"/>
    </style:style>
    <style:style style:name="T18" style:family="text">
      <style:text-properties fo:language="en" fo:country="US" officeooo:rsid="00125bb9"/>
    </style:style>
    <style:style style:name="T19" style:family="text">
      <style:text-properties fo:language="en" fo:country="US" officeooo:rsid="0013f138"/>
    </style:style>
    <style:style style:name="T20" style:family="text">
      <style:text-properties fo:language="en" fo:country="US" fo:font-weight="bold" officeooo:rsid="00125bb9" style:font-weight-asian="bold" style:font-weight-complex="bold"/>
    </style:style>
    <style:style style:name="T21" style:family="text">
      <style:text-properties fo:language="en" fo:country="US" fo:font-weight="bold" officeooo:rsid="00152e62" style:font-weight-asian="bold" style:font-weight-complex="bold"/>
    </style:style>
    <style:style style:name="T22" style:family="text">
      <style:text-properties fo:language="en" fo:country="US" officeooo:rsid="0016e2a2"/>
    </style:style>
    <style:style style:name="T23" style:family="text">
      <style:text-properties text:display="true"/>
    </style:style>
    <style:style style:name="T24" style:family="text">
      <style:text-properties fo:font-style="italic" style:font-style-asian="italic"/>
    </style:style>
    <style:style style:name="T25" style:family="text">
      <style:text-properties fo:font-style="italic" style:font-style-asian="italic" style:font-style-complex="italic" style:font-weight-complex="bold"/>
    </style:style>
    <style:style style:name="T26" style:family="text">
      <style:text-properties fo:font-style="italic" style:font-style-asian="italic" style:font-style-complex="italic" style:font-weight-complex="bold" text:display="true"/>
    </style:style>
    <style:style style:name="T27" style:family="text">
      <style:text-properties style:text-position="super 58%" fo:language="en" fo:country="US"/>
    </style:style>
    <style:style style:name="T28" style:family="text">
      <style:text-properties style:text-position="sub 58%" fo:language="en" fo:country="US"/>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text:display="true"/>
    </style:style>
    <style:style style:name="T31" style:family="text">
      <style:text-properties fo:font-size="10pt" fo:language="en" fo:country="US" style:font-size-asian="10pt" style:font-size-complex="10pt"/>
    </style:style>
    <style:style style:name="T32" style:family="text">
      <style:text-properties fo:font-size="10pt" fo:language="en" fo:country="US" style:font-name-asian="DejaVu Sans Mono" style:font-size-asian="10pt" style:font-size-complex="10pt"/>
    </style:style>
    <style:style style:name="T33" style:family="text">
      <style:text-properties style:font-name-asian="Times New Roman" style:font-name-complex="Times New Roman"/>
    </style:style>
    <style:style style:name="T34" style:family="text">
      <style:text-properties style:font-name="Times New Roman" fo:language="en" fo:country="US" style:font-name-complex="Times New Roman"/>
    </style:style>
    <style:style style:name="T35" style:family="text">
      <style:text-properties officeooo:rsid="00125bb9"/>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officeooo:rsid="0016e2a2"/>
    </style:style>
    <style:style style:name="T38" style:family="text">
      <style:text-properties style:use-window-font-color="true" style:font-name="Times New Roman" fo:font-size="12pt" officeooo:rsid="0016e2a2" style:letter-kerning="true" style:font-name-asian="DejaVu Sans1" style:font-size-asian="12pt" style:language-asian="zh" style:country-asian="CN" style:font-name-complex="Times New Roman" style:font-size-complex="12pt" style:language-complex="hi" style:country-complex="IN"/>
    </style:style>
    <style:style style:name="T39" style:family="text">
      <style:text-properties style:use-window-font-color="true" style:font-name="Times New Roman" fo:font-size="12pt" fo:language="pt" fo:country="BR" style:letter-kerning="true" style:font-name-asian="DejaVu Sans1" style:font-size-asian="12pt" style:language-asian="zh" style:country-asian="CN" style:font-name-complex="Lohit Hindi" style:font-size-complex="12pt" style:language-complex="hi" style:country-complex="IN"/>
    </style:style>
    <style:style style:name="T40" style:family="text"/>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32611792" text:id="ct32611792">
          <text:insertion>
            <office:change-info>
              <dc:creator>Unknown Author</dc:creator>
              <dc:date>2014-09-23T10:59:00</dc:date>
            </office:change-info>
          </text:insertion>
        </text:changed-region>
        <text:changed-region xml:id="ct32738096" text:id="ct32738096">
          <text:deletion>
            <office:change-info>
              <dc:creator>Unknown Author</dc:creator>
              <dc:date>2014-09-23T10:59:00</dc:date>
            </office:change-info>
            <text:p text:style-name="Standard"><text:span text:style-name="T1">Validity and reliability</text:span></text:p>
          </text:deletion>
        </text:changed-region>
        <text:changed-region xml:id="ct32519800" text:id="ct32519800">
          <text:insertion>
            <office:change-info>
              <dc:creator>Unknown Author</dc:creator>
              <dc:date>2014-09-23T11:05:00</dc:date>
            </office:change-info>
          </text:insertion>
        </text:changed-region>
        <text:changed-region xml:id="ct24151144" text:id="ct24151144">
          <text:insertion>
            <office:change-info>
              <dc:creator>Unknown Author</dc:creator>
              <dc:date>2014-09-23T11:05:00</dc:date>
            </office:change-info>
          </text:insertion>
        </text:changed-region>
        <text:changed-region xml:id="ct32067864" text:id="ct32067864">
          <text:insertion>
            <office:change-info>
              <dc:creator>Unknown Author</dc:creator>
              <dc:date>2014-09-23T11:05:00</dc:date>
            </office:change-info>
          </text:insertion>
        </text:changed-region>
        <text:changed-region xml:id="ct32802680" text:id="ct32802680">
          <text:insertion>
            <office:change-info>
              <dc:creator>Unknown Author</dc:creator>
              <dc:date>2014-09-23T11:05:00</dc:date>
            </office:change-info>
          </text:insertion>
        </text:changed-region>
        <text:changed-region xml:id="ct32530968" text:id="ct32530968">
          <text:insertion>
            <office:change-info>
              <dc:creator>Unknown Author</dc:creator>
              <dc:date>2014-09-23T11:05:00</dc:date>
            </office:change-info>
          </text:insertion>
        </text:changed-region>
        <text:changed-region xml:id="ct31932648" text:id="ct31932648">
          <text:insertion>
            <office:change-info>
              <dc:creator>Unknown Author</dc:creator>
              <dc:date>2014-09-23T11:05:00</dc:date>
            </office:change-info>
          </text:insertion>
        </text:changed-region>
        <text:changed-region xml:id="ct32655928" text:id="ct32655928">
          <text:deletion>
            <office:change-info>
              <dc:creator>Unknown Author</dc:creator>
              <dc:date>2014-09-23T11:07:00</dc:date>
            </office:change-info>
            <text:p text:style-name="P1">in</text:p>
          </text:deletion>
        </text:changed-region>
        <text:changed-region xml:id="ct33345520" text:id="ct33345520">
          <text:insertion>
            <office:change-info>
              <dc:creator>Unknown Author</dc:creator>
              <dc:date>2014-09-23T11:07:00</dc:date>
            </office:change-info>
          </text:insertion>
        </text:changed-region>
        <text:changed-region xml:id="ct32656480" text:id="ct32656480">
          <text:insertion>
            <office:change-info>
              <dc:creator>Unknown Author</dc:creator>
              <dc:date>2014-09-23T11:06:00</dc:date>
            </office:change-info>
          </text:insertion>
        </text:changed-region>
        <text:changed-region xml:id="ct32519032" text:id="ct32519032">
          <text:deletion>
            <office:change-info>
              <dc:creator>Unknown Author</dc:creator>
              <dc:date>2014-09-23T11:06:00</dc:date>
            </office:change-info>
            <text:p text:style-name="P1"><text:span text:style-name="T2">abuse and dependence</text:span></text:p>
          </text:deletion>
        </text:changed-region>
        <text:changed-region xml:id="ct32597816" text:id="ct32597816">
          <text:insertion>
            <office:change-info>
              <dc:creator>Unknown Author</dc:creator>
              <dc:date>2014-09-23T11:08:00</dc:date>
            </office:change-info>
          </text:insertion>
        </text:changed-region>
        <text:changed-region xml:id="ct33315288" text:id="ct33315288">
          <text:insertion>
            <office:change-info>
              <dc:creator>Unknown Author</dc:creator>
              <dc:date>2014-09-23T11:20:00</dc:date>
            </office:change-info>
          </text:insertion>
        </text:changed-region>
        <text:changed-region xml:id="ct23197936" text:id="ct23197936">
          <text:insertion>
            <office:change-info>
              <dc:creator>Unknown Author</dc:creator>
              <dc:date>2014-09-23T11:37:00</dc:date>
            </office:change-info>
          </text:insertion>
        </text:changed-region>
        <text:changed-region xml:id="ct31922896" text:id="ct31922896">
          <text:insertion>
            <office:change-info>
              <dc:creator>Unknown Author</dc:creator>
              <dc:date>2014-09-23T11:44:00</dc:date>
            </office:change-info>
          </text:insertion>
        </text:changed-region>
        <text:changed-region xml:id="ct33457168" text:id="ct33457168">
          <text:insertion>
            <office:change-info>
              <dc:creator>Unknown Author</dc:creator>
              <dc:date>2014-09-23T11:20:00</dc:date>
            </office:change-info>
          </text:insertion>
        </text:changed-region>
        <text:changed-region xml:id="ct24280960" text:id="ct24280960">
          <text:insertion>
            <office:change-info>
              <dc:creator>Unknown Author</dc:creator>
              <dc:date>2014-09-23T11:08:00</dc:date>
            </office:change-info>
          </text:insertion>
        </text:changed-region>
        <text:changed-region xml:id="ct33913664" text:id="ct33913664">
          <text:deletion>
            <office:change-info>
              <dc:creator>Unknown Author</dc:creator>
              <dc:date>2014-09-23T12:19:00</dc:date>
            </office:change-info>
            <text:p text:style-name="P2"><text:span text:style-name="T3">found</text:span></text:p>
          </text:deletion>
        </text:changed-region>
        <text:changed-region xml:id="ct33893928" text:id="ct33893928">
          <text:insertion>
            <office:change-info>
              <dc:creator>Unknown Author</dc:creator>
              <dc:date>2014-09-23T12:19:00</dc:date>
            </office:change-info>
          </text:insertion>
        </text:changed-region>
        <text:changed-region xml:id="ct32467632" text:id="ct32467632">
          <text:insertion>
            <office:change-info>
              <dc:creator>Unknown Author</dc:creator>
              <dc:date>2014-09-23T12:14:00</dc:date>
            </office:change-info>
          </text:insertion>
        </text:changed-region>
        <text:changed-region xml:id="ct32325432" text:id="ct32325432">
          <text:deletion>
            <office:change-info>
              <dc:creator>Unknown Author</dc:creator>
              <dc:date>2014-09-23T12:14:00</dc:date>
            </office:change-info>
            <text:p text:style-name="P2"><text:span text:style-name="T3">(</text:span></text:p>
          </text:deletion>
        </text:changed-region>
        <text:changed-region xml:id="ct33167104" text:id="ct33167104">
          <text:insertion>
            <office:change-info>
              <dc:creator>Unknown Author</dc:creator>
              <dc:date>2014-09-23T12:14:00</dc:date>
            </office:change-info>
          </text:insertion>
        </text:changed-region>
        <text:changed-region xml:id="ct33167360" text:id="ct33167360">
          <text:insertion>
            <office:change-info>
              <dc:creator>Unknown Author</dc:creator>
              <dc:date>2014-09-23T12:15:00</dc:date>
            </office:change-info>
          </text:insertion>
        </text:changed-region>
        <text:changed-region xml:id="ct32506392" text:id="ct32506392">
          <text:deletion>
            <office:change-info>
              <dc:creator>Unknown Author</dc:creator>
              <dc:date>2014-09-23T12:15:00</dc:date>
            </office:change-info>
            <text:p text:style-name="P2"><text:span text:style-name="T3">)</text:span></text:p>
          </text:deletion>
        </text:changed-region>
        <text:changed-region xml:id="ct32860552" text:id="ct32860552">
          <text:insertion>
            <office:change-info>
              <dc:creator>Unknown Author</dc:creator>
              <dc:date>2014-09-23T12:20:00</dc:date>
            </office:change-info>
          </text:insertion>
        </text:changed-region>
        <text:changed-region xml:id="ct33938672" text:id="ct33938672">
          <text:deletion>
            <office:change-info>
              <dc:creator>Unknown Author</dc:creator>
              <dc:date>2014-09-23T12:20:00</dc:date>
            </office:change-info>
            <text:p text:style-name="P2"><text:span text:style-name="T3"><text:s/>items</text:span></text:p>
          </text:deletion>
        </text:changed-region>
        <text:changed-region xml:id="ct34047688" text:id="ct34047688">
          <text:deletion>
            <office:change-info>
              <dc:creator>Unknown Author</dc:creator>
              <dc:date>2014-09-23T12:13:00</dc:date>
            </office:change-info>
            <text:p text:style-name="P2"><text:span text:style-name="T3">following</text:span></text:p>
          </text:deletion>
        </text:changed-region>
        <text:changed-region xml:id="ct33318496" text:id="ct33318496">
          <text:insertion>
            <office:change-info>
              <dc:creator>Unknown Author</dc:creator>
              <dc:date>2014-09-23T12:13:00</dc:date>
            </office:change-info>
          </text:insertion>
        </text:changed-region>
        <text:changed-region xml:id="ct33881592" text:id="ct33881592">
          <text:insertion>
            <office:change-info>
              <dc:creator>Unknown Author</dc:creator>
              <dc:date>2014-09-23T12:17:00</dc:date>
            </office:change-info>
          </text:insertion>
        </text:changed-region>
        <text:changed-region xml:id="ct34011672" text:id="ct34011672">
          <text:deletion>
            <office:change-info>
              <dc:creator>Unknown Author</dc:creator>
              <dc:date>2014-09-23T12:17:00</dc:date>
            </office:change-info>
            <text:p text:style-name="P1">s</text:p>
          </text:deletion>
        </text:changed-region>
        <text:changed-region xml:id="ct33478816" text:id="ct33478816">
          <text:insertion>
            <office:change-info>
              <dc:creator>Unknown Author</dc:creator>
              <dc:date>2014-09-23T12:17:00</dc:date>
            </office:change-info>
          </text:insertion>
        </text:changed-region>
        <text:changed-region xml:id="ct34073080" text:id="ct34073080">
          <text:deletion>
            <office:change-info>
              <dc:creator>Unknown Author</dc:creator>
              <dc:date>2014-09-23T12:17:00</dc:date>
            </office:change-info>
            <text:p text:style-name="P1"><text:span text:style-name="T4">analy</text:span></text:p>
          </text:deletion>
        </text:changed-region>
        <text:changed-region xml:id="ct33887032" text:id="ct33887032">
          <text:deletion>
            <office:change-info>
              <dc:creator>Unknown Author</dc:creator>
              <dc:date>2014-09-23T12:16:00</dc:date>
            </office:change-info>
            <text:p text:style-name="P1"><text:span text:style-name="T4">z</text:span></text:p>
          </text:deletion>
        </text:changed-region>
        <text:changed-region xml:id="ct24483000" text:id="ct24483000">
          <text:deletion>
            <office:change-info>
              <dc:creator>Unknown Author</dc:creator>
              <dc:date>2014-09-23T12:17:00</dc:date>
            </office:change-info>
            <text:p text:style-name="P1"><text:span text:style-name="T4">es </text:span></text:p>
          </text:deletion>
        </text:changed-region>
        <text:changed-region xml:id="ct22903768" text:id="ct22903768">
          <text:insertion>
            <office:change-info>
              <dc:creator>Unknown Author</dc:creator>
              <dc:date>2014-09-23T12:17:00</dc:date>
            </office:change-info>
          </text:insertion>
        </text:changed-region>
        <text:changed-region xml:id="ct33788192" text:id="ct33788192">
          <text:deletion>
            <office:change-info>
              <dc:creator>Unknown Author</dc:creator>
              <dc:date>2014-09-23T12:17:00</dc:date>
            </office:change-info>
            <text:p text:style-name="P1"><text:s/></text:p>
          </text:deletion>
        </text:changed-region>
        <text:changed-region xml:id="ct32595576" text:id="ct32595576">
          <text:insertion>
            <office:change-info>
              <dc:creator>Unknown Author</dc:creator>
              <dc:date>2014-09-23T12:17:00</dc:date>
            </office:change-info>
          </text:insertion>
        </text:changed-region>
        <text:changed-region xml:id="ct33918880" text:id="ct33918880">
          <text:insertion>
            <office:change-info>
              <dc:creator>Unknown Author</dc:creator>
              <dc:date>2014-09-23T12:21:00</dc:date>
            </office:change-info>
          </text:insertion>
        </text:changed-region>
        <text:changed-region xml:id="ct33365304" text:id="ct33365304">
          <text:deletion>
            <office:change-info>
              <dc:creator>Unknown Author</dc:creator>
              <dc:date>2014-09-23T12:18:00</dc:date>
            </office:change-info>
            <text:p text:style-name="P1"><text:span text:style-name="T5">treating them as correlated</text:span></text:p>
          </text:deletion>
        </text:changed-region>
        <text:changed-region xml:id="ct32909384" text:id="ct32909384">
          <text:insertion>
            <office:change-info>
              <dc:creator>Unknown Author</dc:creator>
              <dc:date>2014-09-23T12:18:00</dc:date>
            </office:change-info>
          </text:insertion>
        </text:changed-region>
        <text:changed-region xml:id="ct33464072" text:id="ct33464072">
          <text:insertion>
            <office:change-info>
              <dc:creator>Unknown Author</dc:creator>
              <dc:date>2014-09-23T12:18:00</dc:date>
            </office:change-info>
          </text:insertion>
        </text:changed-region>
        <text:changed-region xml:id="ct34004632" text:id="ct34004632">
          <text:deletion>
            <office:change-info>
              <dc:creator>Unknown Author</dc:creator>
              <dc:date>2014-09-23T12:18:00</dc:date>
            </office:change-info>
            <text:p text:style-name="P1">that</text:p>
          </text:deletion>
        </text:changed-region>
        <text:changed-region xml:id="ct33919624" text:id="ct33919624">
          <text:insertion>
            <office:change-info>
              <dc:creator>Unknown Author</dc:creator>
              <dc:date>2014-09-23T12:18:00</dc:date>
            </office:change-info>
          </text:insertion>
        </text:changed-region>
        <text:changed-region xml:id="ct34064128" text:id="ct34064128">
          <text:insertion>
            <office:change-info>
              <dc:creator>Unknown Author</dc:creator>
              <dc:date>2014-09-23T12:19:00</dc:date>
            </office:change-info>
          </text:insertion>
        </text:changed-region>
        <text:changed-region xml:id="ct23091784" text:id="ct23091784">
          <text:deletion>
            <office:change-info>
              <dc:creator>Unknown Author</dc:creator>
              <dc:date>2014-09-23T12:23:00</dc:date>
            </office:change-info>
            <text:p text:style-name="Text_20_body"><text:span text:style-name="T3">s</text:span></text:p>
          </text:deletion>
        </text:changed-region>
        <text:changed-region xml:id="ct33802992" text:id="ct33802992">
          <text:insertion>
            <office:change-info>
              <dc:creator>Unknown Author</dc:creator>
              <dc:date>2014-09-23T12:23:00</dc:date>
            </office:change-info>
          </text:insertion>
        </text:changed-region>
        <text:changed-region xml:id="ct33616192" text:id="ct33616192">
          <text:deletion>
            <office:change-info>
              <dc:creator>Unknown Author</dc:creator>
              <dc:date>2014-09-23T12:23:00</dc:date>
            </office:change-info>
            <text:p text:style-name="Text_20_body"><text:span text:style-name="T6">are</text:span></text:p>
          </text:deletion>
        </text:changed-region>
        <text:changed-region xml:id="ct32655664" text:id="ct32655664">
          <text:deletion>
            <office:change-info>
              <dc:creator>Unknown Author</dc:creator>
              <dc:date>2014-09-23T12:23:00</dc:date>
            </office:change-info>
            <text:p text:style-name="Text_20_body"><text:span text:style-name="T3">deal</text:span></text:p>
          </text:deletion>
        </text:changed-region>
        <text:changed-region xml:id="ct31205832" text:id="ct31205832">
          <text:insertion>
            <office:change-info>
              <dc:creator>Unknown Author</dc:creator>
              <dc:date>2014-09-23T12:23:00</dc:date>
            </office:change-info>
          </text:insertion>
        </text:changed-region>
        <text:changed-region xml:id="ct25569896" text:id="ct25569896">
          <text:deletion>
            <office:change-info>
              <dc:creator>Unknown Author</dc:creator>
              <dc:date>2014-09-23T12:23:00</dc:date>
            </office:change-info>
            <text:p text:style-name="Text_20_body"><text:span text:style-name="T3">with </text:span></text:p>
          </text:deletion>
        </text:changed-region>
        <text:changed-region xml:id="ct23155464" text:id="ct23155464">
          <text:deletion>
            <office:change-info>
              <dc:creator>Unknown Author</dc:creator>
              <dc:date>2014-09-23T12:24:00</dc:date>
            </office:change-info>
            <text:p text:style-name="Text_20_body"><text:span text:style-name="T7">The Drinkless is a </text:span><field:fieldmark-start text:name="__Fieldmark__327_359435725" field:type=""/><text:span text:style-name="T7">full</text:span><text:span text:style-name="Ref._20_de_20_comentário"><text:span text:style-name="T7">y</text:span></text:span><text:span text:style-name="Ref._20_de_20_comentário"><text:span text:style-name="T8"><office:annotation office:name="__Fieldmark__1_359435725"><dc:creator>Laisa Sartes</dc:creator><dc:date>2014-09-11T14:56:00</dc:date><text:sender-initials>LS</text:sender-initials><text:p text:style-name="P24"><text:span text:style-name="T39">Eu colocaria isto no método e no objetivo 3 ao invés de drinkless colocaria criar um escore mais apropriado para uma web based internvention </text:span></text:p></office:annotation></text:span></text:span><text:span text:style-name="T7"> auto</text:span><field:fieldmark-end/><text:span text:style-name="T7">mated web-based intervention developed and maintained by the World Health Organization. The original Dutch version is translated to Portuguese, Spanish, Russian, Hindi, and English. </text:span></text:p>
          </text:deletion>
        </text:changed-region>
        <text:changed-region xml:id="ct23742632" text:id="ct23742632">
          <text:insertion>
            <office:change-info>
              <dc:creator>Unknown Author</dc:creator>
              <dc:date>2014-09-23T12:24:00</dc:date>
            </office:change-info>
          </text:insertion>
        </text:changed-region>
        <text:changed-region xml:id="ct34109800" text:id="ct34109800">
          <text:deletion>
            <office:change-info>
              <dc:creator>Unknown Author</dc:creator>
              <dc:date>2014-09-23T12:27:00</dc:date>
            </office:change-info>
            <text:p text:style-name="Text_20_body"/>
            <text:p text:style-name="Text_20_body"><text:span text:style-name="T9"/></text:p>
          </text:deletion>
        </text:changed-region>
        <text:changed-region xml:id="ct22382328" text:id="ct22382328">
          <text:insertion>
            <office:change-info>
              <dc:creator>Laisa Sartes</dc:creator>
              <dc:date>2014-09-11T15:23:00</dc:date>
            </office:change-info>
          </text:insertion>
        </text:changed-region>
        <text:changed-region xml:id="ct22617296" text:id="ct22617296">
          <text:deletion>
            <office:change-info>
              <dc:creator>Laisa Sartes</dc:creator>
              <dc:date>2014-09-11T15:23:00</dc:date>
            </office:change-info>
            <text:p text:style-name="Text_20_body"><text:span text:style-name="T3">It was first proposed by </text:span><field:fieldmark-start/><text:span text:style-name="T3">Prochask</text:span></text:p>
          </text:deletion>
        </text:changed-region>
        <text:changed-region xml:id="ct22617200" text:id="ct22617200">
          <text:deletion>
            <office:change-info>
              <dc:creator>Laisa Sartes</dc:creator>
              <dc:date>2014-09-11T15:23:00</dc:date>
            </office:change-info>
            <text:p text:style-name="Text_20_body"><text:span text:style-name="Ref._20_de_20_comentário"><text:span text:style-name="T10"><text:s/>&amp; DiClemente (1982).</text:span></text:span></text:p>
          </text:deletion>
        </text:changed-region>
        <text:changed-region xml:id="ct22904024" text:id="ct22904024">
          <text:insertion>
            <office:change-info>
              <dc:creator>Laisa Sartes</dc:creator>
              <dc:date>2014-09-11T15:14:00</dc:date>
            </office:change-info>
          </text:insertion>
        </text:changed-region>
        <text:changed-region xml:id="ct22382128" text:id="ct22382128">
          <text:deletion>
            <office:change-info>
              <dc:creator>Laisa Sartes</dc:creator>
              <dc:date>2014-09-11T15:14:00</dc:date>
            </office:change-info>
            <text:p text:style-name="Text_20_body"><text:span text:style-name="T3">c</text:span></text:p>
          </text:deletion>
        </text:changed-region>
        <text:changed-region xml:id="ct22817720" text:id="ct22817720">
          <text:insertion>
            <office:change-info>
              <dc:creator>Laisa Sartes</dc:creator>
              <dc:date>2014-09-11T15:14:00</dc:date>
            </office:change-info>
          </text:insertion>
        </text:changed-region>
        <text:changed-region xml:id="ct22415232" text:id="ct22415232">
          <text:deletion>
            <office:change-info>
              <dc:creator>Laisa Sartes</dc:creator>
              <dc:date>2014-09-11T15:14:00</dc:date>
            </office:change-info>
            <text:p text:style-name="Text_20_body"><text:span text:style-name="T3">a</text:span></text:p>
          </text:deletion>
        </text:changed-region>
        <text:changed-region xml:id="ct22384560" text:id="ct22384560">
          <text:deletion>
            <office:change-info>
              <dc:creator>Laisa Sartes</dc:creator>
              <dc:date>2014-09-11T15:14:00</dc:date>
            </office:change-info>
            <text:p text:style-name="Text_20_body"><text:span text:style-name="T3">the </text:span></text:p>
          </text:deletion>
        </text:changed-region>
        <text:changed-region xml:id="ct22894336" text:id="ct22894336">
          <text:insertion>
            <office:change-info>
              <dc:creator>Fernando Colugnati</dc:creator>
              <dc:date>2014-09-02T10:19:00</dc:date>
            </office:change-info>
          </text:insertion>
        </text:changed-region>
        <text:changed-region xml:id="ct22344776" text:id="ct22344776">
          <text:insertion>
            <office:change-info>
              <dc:creator>Fernando Colugnati</dc:creator>
              <dc:date>2014-09-02T10:19:00</dc:date>
            </office:change-info>
          </text:insertion>
        </text:changed-region>
        <text:changed-region xml:id="ct22713096" text:id="ct22713096">
          <text:deletion>
            <office:change-info>
              <dc:creator>Fernando Colugnati</dc:creator>
              <dc:date>2014-09-02T10:32:00</dc:date>
            </office:change-info>
            <text:p text:style-name="P1">due to the negative value</text:p>
          </text:deletion>
        </text:changed-region>
        <text:changed-region xml:id="ct22343448" text:id="ct22343448">
          <text:insertion>
            <office:change-info>
              <dc:creator>Fernando Colugnati</dc:creator>
              <dc:date>2014-09-02T10:32:00</dc:date>
            </office:change-info>
          </text:insertion>
        </text:changed-region>
        <text:changed-region xml:id="ct22635424" text:id="ct22635424">
          <text:insertion>
            <office:change-info>
              <dc:creator>Fernando Colugnati</dc:creator>
              <dc:date>2014-09-02T10:32:00</dc:date>
            </office:change-info>
          </text:insertion>
        </text:changed-region>
        <text:changed-region xml:id="ct22712920" text:id="ct22712920">
          <text:deletion>
            <office:change-info>
              <dc:creator>Fernando Colugnati</dc:creator>
              <dc:date>2014-09-02T10:32:00</dc:date>
            </office:change-info>
            <text:p text:style-name="P1"><text:s/>indicating lack of fit</text:p>
          </text:deletion>
        </text:changed-region>
        <text:changed-region xml:id="ct22232768" text:id="ct22232768">
          <text:deletion>
            <office:change-info>
              <dc:creator>Fernando Colugnati</dc:creator>
              <dc:date>2014-09-02T10:30:00</dc:date>
            </office:change-info>
            <text:p text:style-name="Preformatted_20_Text"><text:span text:style-name="T11">negative</text:span></text:p>
          </text:deletion>
        </text:changed-region>
        <text:changed-region xml:id="ct22414440" text:id="ct22414440">
          <text:insertion>
            <office:change-info>
              <dc:creator>Fernando Colugnati</dc:creator>
              <dc:date>2014-09-02T10: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24936558279142705" text:style-name="WW8Num1">
        <text:list-item>
          <text:h text:style-name="P13" text:outline-level="1">Title</text:h>
        </text:list-item>
      </text:list>
      <text:p text:style-name="Standard"><text:change-start text:change-id="ct32611792"/><text:span text:style-name="T1">Psychometric Properties </text:span><text:change-end text:change-id="ct32611792"/><text:change text:change-id="ct32738096"/><text:span text:style-name="T3"><text:s/></text:span><text:span text:style-name="Ref._20_de_20_comentário"><text:span text:style-name="T23"><office:annotation office:name="__Fieldmark__0_359435725"><dc:creator>Laisa Sartes</dc:creator><dc:date>2014-09-11T16:41:00</dc:date><text:sender-initials>LS</text:sender-initials><text:p text:style-name="P24"><text:span text:style-name="T39">Prefiro propriedades psicométricas</text:span></text:p></office:annotation></text:span></text:span><text:span text:style-name="T3">o</text:span><text:span text:style-name="Ref._20_de_20_comentário">f</text:span><office:annotation-end office:name="__Fieldmark__0_359435725"/><text:span text:style-name="T3"> the Brazilian Portuguese version of the Readiness to Change Questionnaire – RCQ-BR.</text:span></text:p>
      <text:list xml:id="list122815416511212" text:continue-numbering="true" text:style-name="WW8Num1">
        <text:list-item>
          <text:h text:style-name="P12" text:outline-level="1">Introduction</text:h>
        </text:list-item>
      </text:list>
      <text:p text:style-name="P1">The stages of change model proposed by Prochaska and DiClemente (1982) is one of the most popular models to change health related behaviors, including alcohol abuse and dependence (Norcross, Krebs, &amp; Prochaska, 2011). Prochaska and DiClemente <text:change-start text:change-id="ct32519800"/><text:span text:style-name="T2">(1982) </text:span><text:change-end text:change-id="ct32519800"/>proposed a series of stages that changes overtime: precontemplation, contemplation, preparation, action and maintenance. Precontemplation is the stage<text:change-start text:change-id="ct24151144"/> <text:span text:style-name="T2">in</text:span><text:change-end text:change-id="ct24151144"/> which the patients are not seeking any behavior modification. Contemplation is the stage <text:change-start text:change-id="ct32067864"/><text:span text:style-name="T2">in </text:span><text:change-end text:change-id="ct32067864"/>which the patients are aware of their problems but are not committed to change. Preparation is the stage <text:change-start text:change-id="ct32802680"/><text:span text:style-name="T2">in </text:span><text:change-end text:change-id="ct32802680"/>which the patients plan to take action and are making some minor behaviors changes. Action is the stage <text:change-start text:change-id="ct32530968"/><text:span text:style-name="T2">in </text:span><text:change-end text:change-id="ct32530968"/>which the patients modify behaviors to solve their health problems. Maintenance is the stage <text:change-start text:change-id="ct31932648"/><text:span text:style-name="T2">in </text:span><text:change-end text:change-id="ct31932648"/>which the patients work to avoid relapse and keep the modified behavior accomplished in the action stage.</text:p>
      <text:p text:style-name="P1">Some instruments were developed to assist clinicians <text:change text:change-id="ct32655928"/><text:s/>classifying <text:change-start text:change-id="ct33345520"/><text:span text:style-name="T2">their</text:span><text:change-end text:change-id="ct33345520"/> patients with alcohol <text:change-start text:change-id="ct32656480"/><text:span text:style-name="T2">related disorders </text:span><text:change-end text:change-id="ct32656480"/><text:change text:change-id="ct32519032"/><text:s/>such as the Readiness to Change Questionnaire - RCQ (Rollnick, Heather, Gold, &amp; Hall, 1992), the Stages of Change Readiness and Treatment Eagerness Scale - SOCRATES (Miller &amp; Scott, 1996), and the Rhode Island Change Assessment – URICA (McConnaughy, DiClemente, Prochaska, &amp; Velicer, 1989). The Readiness to Change Questionnaire is the shortest scale to assess readiness to change with 12 items and have shown reasonable psychometric properties (Budd &amp; Rollnick, 1996; Defuentes-Merillas, Dejong, &amp; Schippers, 2002; Forsberg, Ekman, Halldin, &amp; Rönnberg, 2004; Forsberg et al., 2004; Heather, Rollnick, &amp; Bell, 1993; Napper et al., 2008; Rodríguez-Martos et al., 2000; Rollnick et al., 1992).</text:p>
      <text:p text:style-name="P2"><text:change-start text:change-id="ct32597816"/><text:span text:style-name="T1">Although these validation studies were conducted almost a decade ago and the stages of change model </text:span><text:span text:style-name="T19">have been</text:span><text:span text:style-name="T1"> criticized </text:span><text:span text:style-name="T20">(</text:span><text:span text:style-name="T21">West, 2005</text:span><text:span text:style-name="T20">)</text:span><text:span text:style-name="T1">, the RCQ is </text:span><text:span text:style-name="T19">still </text:span><text:span text:style-name="T1">used as a measure of Readiness to Change </text:span><text:change-end text:change-id="ct32597816"/><text:change-start text:change-id="ct33315288"/><text:span text:style-name="T36">(Kwon et al., 2012, </text:span><text:change-end text:change-id="ct33315288"/><text:change-start text:change-id="ct23197936"/><text:span text:style-name="T29">Diulio, Cero, Witte, &amp; Correia, 2014</text:span><text:change-end text:change-id="ct23197936"/><text:change-start text:change-id="ct31922896"/><text:span text:style-name="T29">, Wiers et al., 2015</text:span><text:change-end text:change-id="ct31922896"/><text:change-start text:change-id="ct33457168"/><text:span text:style-name="T36">)</text:span><text:change-end text:change-id="ct33457168"/><text:change-start text:change-id="ct24280960"/><text:span text:style-name="T1">. </text:span><text:change-end text:change-id="ct24280960"/><text:span text:style-name="T3">One of the problems of the RCQ is its non-well established factor structure. Different studies have identified a different number of components. Using a principal components approach, Rollnick et al. (1992) and Rodríguez-Martos et al. (2000) </text:span><text:change text:change-id="ct33913664"/><text:change-start text:change-id="ct33893928"/><text:span text:style-name="T6">observed</text:span><text:change-end text:change-id="ct33893928"/><text:span text:style-name="T3"> a three component structure that was not confirmed by studies from Hannöver et al (2002) and Defuentes-Merillas et al (2002), that found a two component structure </text:span><text:change-start text:change-id="ct32467632"/><text:span text:style-name="T3">-</text:span><text:change-end text:change-id="ct32467632"/><text:change text:change-id="ct32325432"/><text:change-start text:change-id="ct33167104"/><text:span text:style-name="T3"> </text:span><text:span text:style-name="T6">1) </text:span><text:change-end text:change-id="ct33167104"/><text:span text:style-name="T3">precontemplation + contemplation; and</text:span><text:change-start text:change-id="ct33167360"/><text:span text:style-name="T3">, </text:span><text:span text:style-name="T6">2)</text:span><text:change-end text:change-id="ct33167360"/><text:span text:style-name="T3"> action</text:span><text:change text:change-id="ct32506392"/><text:span text:style-name="T3">. These later two studies, divided the </text:span><text:change-start text:change-id="ct32860552"/><text:span text:style-name="T3">items </text:span><text:span text:style-name="T6">of </text:span><text:change-end text:change-id="ct32860552"/><text:span text:style-name="T3">component one</text:span><text:change text:change-id="ct33938672"/><text:span text:style-name="T3"> by its loading signals and scored the scale </text:span><text:change text:change-id="ct34047688"/><text:change-start text:change-id="ct33318496"/><text:span text:style-name="T6">according to</text:span><text:change-end text:change-id="ct33318496"/><text:span text:style-name="T3"> the original study.</text:span></text:p>
      <text:p text:style-name="P1">Two studies using <text:change-start text:change-id="ct33881592"/><text:span text:style-name="T4">a </text:span><text:change-end text:change-id="ct33881592"/>confirmatory factor<text:change text:change-id="ct34011672"/> <text:change-start text:change-id="ct33478816"/><text:span text:style-name="T4">approach </text:span><text:change-end text:change-id="ct33478816"/><text:change text:change-id="ct34073080"/><text:change text:change-id="ct33887032"/><text:change text:change-id="ct24483000"/>reached different results. Budd and Rollnick (1996) found poor fit indexes for the 3 <text:change-start text:change-id="ct22903768"/><text:span text:style-name="T4">correlated </text:span><text:change-end text:change-id="ct22903768"/>factor<text:change text:change-id="ct33788192"/><text:change-start text:change-id="ct32595576"/><text:span text:style-name="T4"> </text:span><text:change-end text:change-id="ct32595576"/>model <text:change-start text:change-id="ct33918880"/><text:span text:style-name="T4">(</text:span><text:span text:style-name="T5">ie. Action, Precontemplation and contemplation) </text:span><text:change-end text:change-id="ct33918880"/><text:change text:change-id="ct33365304"/><text:s/>and <text:change-start text:change-id="ct32909384"/><text:span text:style-name="T4">then </text:span><text:change-end text:change-id="ct32909384"/>proposed as an alternative<text:change-start text:change-id="ct33464072"/>,<text:change-end text:change-id="ct33464072"/> an one factor model <text:change text:change-id="ct34004632"/><text:change-start text:change-id="ct33919624"/><text:span text:style-name="T4">which</text:span><text:change-end text:change-id="ct33919624"/> measures readiness to change. On th<text:soft-page-break/>e other hand, Forsberg et al. (2003) found that the 1 factor model had a poor fit (RMSEA = .12; CFI = .83) and the 3 factor solution had a better fit (RMSEA = .06; CFI = .96).</text:p>
      <text:p text:style-name="Text_20_body"><text:span text:style-name="T3">However, most of the RCQ validation studies have used the the method of principal components analysis</text:span><text:change-start text:change-id="ct34064128"/><text:span text:style-name="T3"> </text:span><text:change-end text:change-id="ct34064128"/><text:span text:style-name="T3">(Defuentes-Merillas et al., 2002; Hannöver et al., 2002; Rodríguez-Martos et al., 2000; Rollnick et al., 1992). The principal component analysis is not the most appropriated method to study the factorial structure of scales as pointed out by Fabrigar, Wegener, MacCallum and Stragan (1999). Moreover, the RCQ studies used Pearson's correlation</text:span><text:change text:change-id="ct23091784"/><text:span text:style-name="T3">, which </text:span><text:change-start text:change-id="ct33802992"/><text:span text:style-name="T6">is</text:span><text:change-end text:change-id="ct33802992"/><text:change text:change-id="ct33616192"/><text:span text:style-name="T3"> not recommended to </text:span><text:change text:change-id="ct32655664"/><text:change-start text:change-id="ct31205832"/><text:span text:style-name="T6">analyse</text:span><text:change-end text:change-id="ct31205832"/><text:span text:style-name="T3"> </text:span><text:change text:change-id="ct25569896"/><text:span text:style-name="T3">polytomous items (Holgado–Tello, Chacón–Moscoso, Barbero–García, &amp; Vila–Abad, 2010). To overcome these caveats, we propose the use of polychoric correlations and the use of factorial analysis in this study.</text:span></text:p>
      <text:p text:style-name="Text_20_body"><text:span text:style-name="T7">For its length and reasonable psychometric properties, RCQ-12 was included as an instrument in the Drinkless intervention to classify them into the stages of change. </text:span><text:change text:change-id="ct23155464"/><text:span text:style-name="T3">We aimed in this study: (1) to evaluate the psychometric properties of the Brazilian Portuguese version of “Readiness to change questionnaire” (RCQ); (2) to compare the factorial structure found in the first objective with models proposed by literature using a confirmatory factor analysis; and (3) to create a more appropriate score that can be used in future comparisons among Drinkless versions.</text:span></text:p>
      <text:list xml:id="list122813999896755" text:continue-numbering="true" text:style-name="WW8Num1">
        <text:list-item>
          <text:h text:style-name="P11" text:outline-level="1">Methods</text:h>
        </text:list-item>
      </text:list>
      <text:p text:style-name="P1"><text:span text:style-name="T3"><office:annotation office:name="__Fieldmark__2_359435725"><dc:creator>Laisa Sartes</dc:creator><dc:date>2014-09-11T15:05:00</dc:date><text:sender-initials>LS</text:sender-initials><text:p text:style-name="P24"><text:span text:style-name="T39">Trazendo a descrição do site pra cá faz mais sentido. Dá para descrever quantas pessoas acessaram neste período e quantas preencheram. Será que podemos incluir o link?</text:span></text:p></office:annotation></text:span></text:p>
      <text:list xml:id="list122814635284092" text:continue-numbering="true" text:style-name="WW8Num1">
        <text:list-item>
          <text:list>
            <text:list-item>
              <text:h text:style-name="Heading_20_2" text:outline-level="2"><text:span text:style-name="T3">S</text:span><text:span text:style-name="T3"><office:annotation office:name="__Fieldmark__2_359435725"><dc:creator>Laisa Sartes</dc:creator><dc:date>2014-09-11T15:05:00</dc:date><text:sender-initials>LS</text:sender-initials><text:p text:style-name="P24"><text:span text:style-name="T39">Trazendo a descrição do site pra cá faz mais sentido. Dá para descrever quantas pessoas acessaram neste período e quantas preencheram. Será que podemos incluir o link?</text:span></text:p></office:annotation></text:span><text:span text:style-name="T3">ampl</text:span><text:span text:style-name="Ref._20_de_20_comentário"><text:span text:style-name="T25">e</text:span></text:span><office:annotation-end office:name="__Fieldmark__2_359435725"/><text:span text:style-name="T3"> characteristic</text:span><text:span text:style-name="Ref._20_de_20_comentário"><text:span text:style-name="T25">s</text:span></text:span><office:annotation-end office:name="__Fieldmark__3_359435725"/></text:h>
            </text:list-item>
          </text:list>
        </text:list-item>
      </text:list>
      <text:p text:style-name="P2"><text:span text:style-name="T3">We invited to enroll in the study users from the web-based intervention “</text:span><text:span text:style-name="T9">Beber Menos</text:span><text:span text:style-name="T3">” (Drink less) from 10/21/2013 to 03/11/2014.</text:span><text:change-start text:change-id="ct23742632"/><text:span text:style-name="T7">The Drinkless </text:span><text:span text:style-name="T15">(www.informalcool.com.br/bebermenos)</text:span><text:span text:style-name="T7"> is a </text:span><field:fieldmark-start text:name="__Fieldmark__273_359435725" field:type=""/><text:span text:style-name="T7">full</text:span><text:span text:style-name="Ref._20_de_20_comentário"><text:span text:style-name="T7">y</text:span></text:span><text:span text:style-name="Ref._20_de_20_comentário"><text:span text:style-name="T8"><office:annotation office:name="__Fieldmark__1_359435725"><dc:creator>Laisa Sartes</dc:creator><dc:date>2014-09-11T14:56:00</dc:date><text:sender-initials>LS</text:sender-initials><text:p text:style-name="P24"><text:span text:style-name="T39">Eu colocaria isto no método e no objetivo 3 ao invés de drinkless colocaria criar um escore mais apropriado para uma web based internvention </text:span></text:p></office:annotation></text:span></text:span><text:span text:style-name="T7"> </text:span><field:fieldmark-end/><text:span text:style-name="T7">automated web-based intervention developed and maintained by the World Health Organization. The original Dutch version is translated to Portuguese, Spanish, Russian, Hindi, and English</text:span><text:span text:style-name="T3">. </text:span><text:change-end text:change-id="ct23742632"/><text:span text:style-name="T3">The participants (n = 713) who consented to participate in the research and filled up all the RCQ items were included in analysis. From the 713 included in analyses, 52.6% were males and 47.5% females. The age ranged from 19 to 73 years (M = 39.8, SD ± 10.3). The sample characteristics are described in table 1.</text:span></text:p>
      <text:list xml:id="list122815087098307" text:continue-numbering="true" text:style-name="WW8Num1">
        <text:list-item>
          <text:list>
            <text:list-item>
              <text:h text:style-name="P10" text:outline-level="2"><text:soft-page-break/>Instruments</text:h>
            </text:list-item>
          </text:list>
        </text:list-item>
      </text:list>
      <text:p text:style-name="P1">Demographic Questionnaire – with questions about sex, age, employment status, educational level, and region of living.</text:p>
      <text:p text:style-name="Text_20_body"><text:span text:style-name="T3">The Alcohol Use Disorders Identification Test (AUDIT) – is a 10-item questionnaire used to identify and classify users into alcohol consumption zones - no risk, low risk, high risk, and dependence. Developed by World Health Organization, AUDIT is used as a screening tool in many countries, including Brazil (Lima et al., 2005; Meneses-Gaya, Zuardi, Loureiro, &amp; Crippa, 2009; Santos, Gouveia, Fernandes, Souza, &amp; Grangeiro, 2012). The audit score is computed as a simply sum of items. Scores fewer than 7, indicate low risk use; between 7 and 15, risk user; between 16 and 19, high risk and above 20, suggestive dependence.</text:span><text:change text:change-id="ct34109800"/><text:span text:style-name="T9">Readiness to change questionnaire</text:span><text:span text:style-name="T3"> (RCQ-12) – used to classify alcohol users in three stages of changes: precontemplation, contemplation and action</text:span><text:change-start text:change-id="ct22382328"/><text:span text:style-name="T3"> (Prochaska &amp; DiClemente, 1982)</text:span><text:change-end text:change-id="ct22382328"/><text:span text:style-name="T3">. </text:span><text:change text:change-id="ct22617296"/><text:span text:style-name="Ref._20_de_20_comentário">a</text:span><office:annotation-end office:name="__Fieldmark__4_359435725"/><text:change text:change-id="ct22617200"/><text:span text:style-name="T3"> The RCQ-12 was created by Rollnick, Heather, Gold &amp; Hall (Rollnick et al., 1992), and has 12 items answered in a 5-point Likert scale which ranges from “Strongly disagree” (-2) to “Strongly agree” (+2). The scores are obtained using a simple sum of the items from each stage – Precontemplation: 3,4,8,9; </text:span><text:change-start text:change-id="ct22904024"/><text:span text:style-name="T3">C</text:span><text:change-end text:change-id="ct22904024"/><text:change text:change-id="ct22382128"/><text:span text:style-name="T3">ontemplation: 1,5,10,12; and, </text:span><text:change-start text:change-id="ct22817720"/><text:span text:style-name="T3">A</text:span><text:change-end text:change-id="ct22817720"/><text:change text:change-id="ct22415232"/><text:span text:style-name="T3">ction: 2,6,7,11. The person is classify in the stage with larger scores. In case of ties, the </text:span><text:change text:change-id="ct22384560"/><text:span text:style-name="T3">person is classified using the advance stage. As Defuentes-Merillas et al. (2002) proposed in the Dutch validation study, negative items were rewritten in a positive format to enhance comprehension by respondents.</text:span></text:p>
      <text:list xml:id="list122815501220347" text:continue-numbering="true" text:style-name="WW8Num1">
        <text:list-item>
          <text:list>
            <text:list-item>
              <text:h text:style-name="P10" text:outline-level="2">Procedures</text:h>
            </text:list-item>
          </text:list>
        </text:list-item>
      </text:list>
      <text:p text:style-name="Text_20_body"><text:span text:style-name="Ref._20_de_20_comentário"><text:span text:style-name="T23"><office:annotation office:name="__Fieldmark__5_359435725"><dc:creator>Fernando Colugnati</dc:creator><dc:date>2014-09-02T10:18:00</dc:date><text:sender-initials>FC</text:sender-initials><text:p text:style-name="P24"><text:span text:style-name="T39">Foram feitos os passos todos da adaptaçãoo transcultural? Se não, precisamos justificar. Ou foi a própria OMS quem disponibilizou?</text:span></text:p></office:annotation></text:span></text:span><text:span text:style-name="T3">The English version of Readiness to change questionnaire (RCQ-12) was translated by the authors in Portuguese and made available in Brazilian version of the Drinkless e-health interventio</text:span><text:span text:style-name="Ref._20_de_20_comentário">n</text:span><office:annotation-end office:name="__Fieldmark__5_359435725"/><text:span text:style-name="T3">. Drinkless is an electronic screening, brief intervention and referral to treatment (e-SBIRT) developed by World Health Organization. The Drinkless intervention is also available in English, Spanish, Hindi and Belorussian. The RCQ-12 was included as part of the program. After enrollment, users were invited to participate in the study. Participants who agreed filled up the </text:span><text:span text:style-name="Ref._20_de_20_comentário"><office:annotation office:name="__Fieldmark__6_359435725"><dc:creator>Laisa Sartes</dc:creator><dc:date>2014-09-11T15:35:00</dc:date><text:sender-initials>LS</text:sender-initials><text:p text:style-name="P24"><text:span text:style-name="T39"/></text:p></office:annotation></text:span><text:span text:style-name="T3">q</text:span><text:span text:style-name="Ref._20_de_20_comentário"><office:annotation office:name="__Fieldmark__6_359435725"><dc:creator>Laisa Sartes</dc:creator><dc:date>2014-09-11T15:35:00</dc:date><text:sender-initials>LS</text:sender-initials><text:p text:style-name="P24"><text:span text:style-name="T39"/></text:p></office:annotation></text:span><text:span text:style-name="T3">uestionnair</text:span><text:span text:style-name="Ref._20_de_20_comentário">es</text:span><office:annotation-end office:name="__Fieldmark__6_359435725"/><office:annotation-end office:name="__Fieldmark__7_359435725"/><text:span text:style-name="T3">. After that, we extracted data and then analyzed. All procedures were approved by the Institutional Review Board of </text:span><text:span text:style-name="T9">Universidade Federal de São Paulo</text:span><text:span text:style-name="T3">.</text:span></text:p>
      <text:list xml:id="list122815345720040" text:continue-numbering="true" text:style-name="WW8Num1">
        <text:list-item>
          <text:list>
            <text:list-item>
              <text:h text:style-name="P10" text:outline-level="2">Data analysis</text:h>
            </text:list-item>
          </text:list>
        </text:list-item>
      </text:list>
      <text:p text:style-name="P1">We extract data using a<text:change-start text:change-id="ct22894336"/>n<text:change-end text:change-id="ct22894336"/> R script. After extraction, we merged the tables with sociodemographic information, AUDIT and RCQ using a primary <text:change-start text:change-id="ct22344776"/>and unique <text:change-end text:change-id="ct22344776"/>identifier. Later on, <text:soft-page-break/>we conducted descriptive analysis on demographic variables and items of RCQ-12. To perform the exploratory and confirmatory factor analysis, we divided the data from participants randomly into two halves. </text:p>
      <text:list xml:id="list1248701687743459564" text:style-name="WW8Num2">
        <text:list-item>
          <text:p text:style-name="P6"><text:span text:style-name="T3">Exploratory factor analysis - we checked sampling adequacy using Kaiser-Meyer-Olkin (KMO) and Bartlett test. To identify the number of factors, we used the method of parallel analysis (Horn, 1965) with polychoric correlations as suggested by Garrido, Abad &amp; Ponsoda (2013) and the method of Very Simple Structured (VSS)(Revelle &amp; Rocklin, 1979). We conducted the factor analysis using polychoric correlations with the oblique rotation “Oblimin”. This analysis is seem as more appropriated to study the underlying structure of the questionnaire (Fabrigar et al., 1999). It also allows the use of fit index Tucker-Lewis Index (TLI) and residuals inspection with the root mean square error of approximation (RMSEA). Cronbach's alpha (Cronbach, 1951) was used as an indicator of reliability. All analysis were performed using the R language (R Development Core Team, 2014)</text:span> <text:span text:style-name="T3">and the </text:span>package “psych” (Revelle, 2014).</text:p>
        </text:list-item>
        <text:list-item>
          <text:p text:style-name="P3">Confirmatory factor analysis – we compared the fit indices for the three models evaluated by Forsberg, Halldin and Wennberg (2003): 1-factor solution; 3-factors ortogonal, and 3-factors correlated. Additionally, we included the 2 factor model proposed in the exploratory factor analysis. The fit indices used for comparisions were the Comparative Fit Index (CFI) where values greater than .90 indicated good fit. Akaike Information Criterion (AIC) and Bayesian Information Criterion (BIC) were also used, where lower values indicate better model. To check the adjustment of the model, we inspected the residuals using the root mean square error of approximation (RMSEA) considering as a good model those with values lower than .08 (Brown, 2006). Analysis were performed using the R package lavaan (Rosseel, 2012). Modification indices were<text:span text:style-name="T3"> used to improve the final model fit. The script of analysis and the data are available in this link: (insert link)</text:span><text:span text:style-name="T23"><office:annotation><dc:creator>Unknown Author</dc:creator><dc:date>2014-07-19T10:51:00</dc:date><text:sender-initials>Unknown A</text:sender-initials><text:p text:style-name="P24"><text:span text:style-name="T39">Insert link of our github repo here</text:span></text:p></office:annotation></text:span><text:span text:style-name="T3">.</text:span></text:p>
        </text:list-item>
      </text:list>
      <text:list xml:id="list122813778942769" text:continue-list="list122815345720040" text:style-name="WW8Num1">
        <text:list-item>
          <text:h text:style-name="P11" text:outline-level="1">Results</text:h>
          <text:list>
            <text:list-item>
              <text:h text:style-name="P10" text:outline-level="2">Exploratory factor analysis</text:h>
            </text:list-item>
          </text:list>
        </text:list-item>
      </text:list>
      <text:p text:style-name="Text_20_body"><text:span text:style-name="T3">The sample was considered adequate for factor extraction according to Kayser-Meyer-Olkin and Bartlett's test of homogeneity of variances (</text:span><text:span text:style-name="Ref._20_de_20_comentário"><text:span text:style-name="T23"><office:annotation office:name="__Fieldmark__8_359435725"><dc:creator>Fernando Colugnati</dc:creator><dc:date>2014-09-02T10:22:00</dc:date><text:sender-initials>FC</text:sender-initials><text:p text:style-name="P24"><text:span text:style-name="T39">Aqui há uma contradição. O KMO dá um bom índice, mas o Bartlett rejeita a homogeneidade de variância. Como podemos resolver isso?</text:span></text:p></office:annotation></text:span></text:span><text:span text:style-name="T3">KMO = 0,89 and Bartlett's </text:span><text:span text:style-name="T27">χ</text:span><text:span text:style-name="T3">2 = 79.97, p &lt; 0,00</text:span><text:span text:style-name="Ref._20_de_20_comentário">1</text:span><office:annotation-end office:name="__Fieldmark__8_359435725"/><text:span text:style-name="T3">). Either the parallel analysis and the very simple structure methods suggested the existence of three factors </text:span><text:span text:style-name="Ref._20_de_20_comentário"><text:span text:style-name="T23"><office:annotation office:name="__Fieldmark__9_359435725"><dc:creator>Fernando Colugnati</dc:creator><dc:date>2014-09-02T10:23:00</dc:date><text:sender-initials>FC</text:sender-initials><text:p text:style-name="P24"><text:span text:style-name="T39">Eu acho que são 2...veja que o terceiro fator difere em 0.02 unidades...Eu consideraria apenas 2 fatores.</text:span></text:p></office:annotation></text:span></text:span><text:span text:style-name="T3">(Eigenvalues of original data: F1 = 5.92; F2 = 1.66; F3 = 0.26; Eigenvalues of simulated data = F1 = 0.84; F2 = 0.29; F3 = 0.24</text:span><text:span text:style-name="Ref._20_de_20_comentário">)</text:span><office:annotation-end office:name="__Fieldmark__9_359435725"/><text:span text:style-name="T3">, but due to the small amount between the eigenvalues of simulated and original data, </text:span><text:span text:style-name="Ref._20_de_20_comentário"><office:annotation office:name="__Fieldmark__10_359435725"><dc:creator>Fernando Colugnati</dc:creator><dc:date>2014-09-02T10:23:00</dc:date><text:sender-initials>FC</text:sender-initials><text:p text:style-name="P24"><text:span text:style-name="T39">Isso! Mas acho que devemos reconsiderar o que está escrito acima. Acho desnecessário.</text:span></text:p><text:p text:style-name="P24"><text:span text:style-name="T39"/></text:p></office:annotation></text:span><text:span text:style-name="T3">we chose the solution of two f</text:span><text:span text:style-name="Ref._20_de_20_comentário"><office:annotation office:name="__Fieldmark__10_359435725"><dc:creator>Fernando Colugnati</dc:creator><dc:date>2014-09-02T10:23:00</dc:date><text:sender-initials>FC</text:sender-initials><text:p text:style-name="P24"><text:span text:style-name="T39">Isso! Mas acho que devemos reconsiderar o que está escrito acima. Acho desnecessário.</text:span></text:p><text:p text:style-name="P24"><text:span text:style-name="T39"/></text:p></office:annotation></text:span><text:span text:style-name="T3">acto</text:span><text:span text:style-name="Ref._20_de_20_comentário">rs</text:span><office:annotation-end office:name="__Fieldmark__10_359435725"/><office:annotation-end office:name="__Fieldmark__11_359435725"/><text:span text:style-name="T3">. </text:span></text:p>
      <text:p text:style-name="Text_20_body"><text:soft-page-break/><text:span text:style-name="T3">The results of the factor loadings are shown in Table </text:span><text:span text:style-name="Ref._20_de_20_comentário"><text:span text:style-name="T23"><office:annotation office:name="__Fieldmark__12_359435725"><dc:creator>Laisa Sartes</dc:creator><dc:date>2014-09-11T16:06:00</dc:date><text:sender-initials>LS</text:sender-initials><text:p text:style-name="P24"><text:span text:style-name="T39">Henrique, para ficar mais interessante, fale aqui quais itens formaram os fatores para que possamos justificar mais abaixo a junção da pre contemplação com a contemplação. Por exemplo, o fator 1 foi formado por 6 itens sobre precontemplação, 2 contemplação etc...</text:span></text:p></office:annotation></text:span></text:span><text:span text:style-name="Ref._20_de_20_comentário">2</text:span><office:annotation-end office:name="__Fieldmark__12_359435725"/><text:span text:style-name="T3">. The two factor model explained 68% of variance and the correlation between factors was .26. The fit indexes were considered poor (TLI = .88; RMSEA = .13 - CI</text:span><text:span text:style-name="T28">95%</text:span><text:span text:style-name="T3"> = .123 - .143). The overall Cronbach's alpha was .88 (CI</text:span><text:span text:style-name="T28">95%</text:span><text:span text:style-name="T3"> = .85 - .92). For the first and second factors, the alpha was .91 (CI</text:span><text:span text:style-name="T28">95%</text:span><text:span text:style-name="T3"> = .87 - .94) and .82 (CI</text:span><text:span text:style-name="T28">95%</text:span><text:span text:style-name="T3"> = .75 - .89) respectively.</text:span></text:p>
      <text:list xml:id="list122814315308570" text:continue-numbering="true" text:style-name="WW8Num1">
        <text:list-item>
          <text:list>
            <text:list-item>
              <text:h text:style-name="P10" text:outline-level="2">Confirmatory factor analysis</text:h>
            </text:list-item>
          </text:list>
        </text:list-item>
      </text:list>
      <text:p text:style-name="P1">The three factor correlated solution was not converged <text:change text:change-id="ct22713096"/><text:change-start text:change-id="ct22343448"/>since the<text:change-end text:change-id="ct22343448"/> covariance matrix of latent variables<text:change-start text:change-id="ct22635424"/> is not positive definite<text:change-end text:change-id="ct22635424"/><text:change text:change-id="ct22712920"/>. Either the 1-factor and the 2-factor models showed bad fit indexes. To find a better model, we changed the items according to modification indexes. The evaluation of the confirmatory models are described in table 3. </text:p>
      <text:list xml:id="list122815312397857" text:continue-numbering="true" text:style-name="WW8Num1">
        <text:list-item>
          <text:list>
            <text:list-item>
              <text:h text:style-name="P10" text:outline-level="2">Final Scale</text:h>
            </text:list-item>
          </text:list>
        </text:list-item>
      </text:list>
      <text:p text:style-name="Text_20_body"><text:span text:style-name="T3">The </text:span><text:span text:style-name="Ref._20_de_20_comentário"><text:span text:style-name="T23"><office:annotation office:name="__Fieldmark__15_359435725"><dc:creator>Fernando Colugnati</dc:creator><dc:date>2014-09-02T10:29:00</dc:date><text:sender-initials>FC</text:sender-initials><text:p text:style-name="P24"><text:span text:style-name="T39">Acho que é preciso explicar melhor esta proposta. Não fica muito claro como vc chega nesta versão “melhorada”. Como vc escolheu estes itens, etc...Na discussão você toca um pouco nisso, mas acho que aqui vc deve deixar mais claro também.</text:span></text:p></office:annotation></text:span></text:span><text:span text:style-name="T3">1-factor improved model was constituted by items 1,4,8,10 and had a Cronbach's alpha value of .90 (C</text:span><text:span text:style-name="T28">I95</text:span><text:span text:style-name="T3">% = .84 - .96). The simple score is made with the sum of the four items. The items 1 and 10 must be reverse coded before summing. The mean raw score was 3, standard deviation of 4.46, skewness <text:s/>-.94 and kurtosis .</text:span><text:span text:style-name="Ref._20_de_20_comentário"><text:span text:style-name="T23"><office:annotation office:name="__Fieldmark__15_359435725"><dc:creator>Fernando Colugnati</dc:creator><dc:date>2014-09-02T10:29:00</dc:date><text:sender-initials>FC</text:sender-initials><text:p text:style-name="P24"><text:span text:style-name="T39">Acho que é preciso explicar melhor esta proposta. Não fica muito claro como vc chega nesta versão “melhorada”. Como vc escolheu estes itens, etc...Na discussão você toca um pouco nisso, mas acho que aqui vc deve deixar mais claro também.</text:span></text:p></office:annotation></text:span></text:span><text:span text:style-name="Ref._20_de_20_comentário">0</text:span><text:span text:style-name="Ref._20_de_20_comentário"><text:span text:style-name="T23"><office:annotation office:name="__Fieldmark__15_359435725"><dc:creator>Fernando Colugnati</dc:creator><dc:date>2014-09-02T10:29:00</dc:date><text:sender-initials>FC</text:sender-initials><text:p text:style-name="P24"><text:span text:style-name="T39">Acho que é preciso explicar melhor esta proposta. Não fica muito claro como vc chega nesta versão “melhorada”. Como vc escolheu estes itens, etc...Na discussão você toca um pouco nisso, mas acho que aqui vc deve deixar mais claro também.</text:span></text:p></office:annotation></text:span></text:span><text:span text:style-name="Ref._20_de_20_comentário"><text:span text:style-name="T23">8</text:span></text:span><office:annotation-end office:name="__Fieldmark__15_359435725"/><office:annotation-end office:name="__Fieldmark__15_359435725"/><text:span text:style-name="Ref._20_de_20_comentário">.</text:span><office:annotation-end office:name="__Fieldmark__15_359435725"/></text:p>
      <text:list xml:id="list122815052579048" text:continue-numbering="true" text:style-name="WW8Num1">
        <text:list-item>
          <text:h text:style-name="Heading_20_1" text:outline-level="1"><text:span text:style-name="Ref._20_de_20_comentário"><text:span text:style-name="T30"><office:annotation office:name="__Fieldmark__16_359435725"><dc:creator>Laisa Sartes</dc:creator><dc:date>2014-09-11T16:26:00</dc:date><text:sender-initials>LS</text:sender-initials><text:p text:style-name="P24"><text:span text:style-name="T39">No sentido de abrandar a historia de que o instrumento é uma porcaria (ou pior, o modelo do diclemente não sereve para nada) podemos discutir sobre a amostra também. Conversei este dias com a menina que validou o Urica e ela disse que é a mesma coisa. Ele foi validado para tabagistas. O RCQ foi validado para quem? Tabagismo é totalmente diferente de alcoolismo no que se refere à motivação. Vale conferir isto. Outro aspecto é q amostra de inetrnet. O Urica por exemplo requer uma reflexão sobre as perguntas. A amostra pela internet provavelmente é limitada quanto a isso, ele é de autopreenchimento. </text:span></text:p></office:annotation></text:span></text:span><text:span text:style-name="T3">Discussio</text:span><text:span text:style-name="Ref._20_de_20_comentário"><text:span text:style-name="T29">n</text:span></text:span><office:annotation-end office:name="__Fieldmark__16_359435725"/></text:h>
        </text:list-item>
      </text:list>
      <text:p text:style-name="Text_20_body"><text:span text:style-name="T3">This is the first validation study of Readiness to Change Questionnaire with a sample of internet users and that combined either exploratory and confirmatory approaches. The number of factors suggested by either parallel analysis and very simple structure was different from the original study (Rollnick et al., 1992)</text:span> <text:span text:style-name="T3">and from the Spanish version (Rodríguez-Martos et al., 2000), that proposed a 3 factor model using a principal component analysis with an orthogonal rotation. Contemplation and precontemplation seemed to constitute the same factor as found in the Dutch validation study, which also used a principal components approach (Defuentes-Merillas et al., 2002). Differently from Defuentes-Merillas et al. (2002), we preferred to treat the precontemplation and contemplation as one factor, once they had just negative loadings and did not constitute an separated factor.</text:span></text:p>
      <text:p text:style-name="Text_20_body"><text:span text:style-name="T3">Although the two factor solution found in this study was comparable with the Dutch validation which had good internal consistences and proportion of explained variances (52.6%), the model estimates of exploratory factor analysis revealed poor fit indexes (TLI = .88; RMSEA = .13 - CI</text:span><text:span text:style-name="T28">95%</text:span><text:span text:style-name="T3"> = .123 - .143). This fact led us to compare this two factor model to the other ones proposed in literature (Budd &amp; Rollnick, 1996; Forsberg et al., 2003).</text:span></text:p>
      <text:p text:style-name="Text_20_body"><text:soft-page-break/><text:span text:style-name="T3">All confirmatory models tested showed poor fit. This finding was different from another two confirmatory studies (Budd &amp; Rollnick, 1996; Forsberg et al., 2003). Budd and Rollnick (1996) found that the three factors solution initially proposed by Rollnick </text:span><text:span text:style-name="T9">et al</text:span><text:span text:style-name="T3">. (1992) had bad fit indexes and suggested as alternative an one factor model, which evaluates motivation. In this study, the one factor model also had poor indexes (CFI = 720, RMSEA = .196), compared with Rollnick </text:span><text:span text:style-name="T9">et al</text:span><text:span text:style-name="T3">. (1996) (CFI = , RMSEA = ). Although Forsgerg </text:span><text:span text:style-name="T9">et at.</text:span><text:span text:style-name="T3"> (2003) also found poor indexes (CFI = .83, RMSEA = .12) for the one factor model. On the other hand, they found that the three factors correlated solution showed the best fit (CFI = .96, RMSEA = .06), which was not confirmed in our study because the three factor solution had a negative covariance matrix of the latent variables. </text:span></text:p>
      <text:p text:style-name="Text_20_body"><text:span text:style-name="T3">The one factor improved version (CFI = .99, RMSEA = .04) was created to offer, at least, a way to score the some of the RCQ items and use them as predictor in future analyses. </text:span><text:span text:style-name="Ref._20_de_20_comentário"><text:span text:style-name="T23"><office:annotation office:name="__Fieldmark__17_359435725"><dc:creator>Fernando Colugnati</dc:creator><dc:date>2014-09-02T10:27:00</dc:date><text:sender-initials>FC</text:sender-initials><text:p text:style-name="P24"><text:span text:style-name="T39">Bad english...</text:span></text:p></office:annotation></text:span></text:span><text:span text:style-name="T3">With i</text:span><text:span text:style-name="Ref._20_de_20_comentário">t</text:span><office:annotation-end office:name="__Fieldmark__17_359435725"/><text:span text:style-name="T3">, we can confirm its validity across the versions of the Drinkless intervention and use it as a predictor. So we recommend the use of questions 1,4,8, and 10 in electronic screening and brief intervention interventions. The items 4 and 8 should be reverse coded in order to perform the sum of the </text:span><text:span text:style-name="Ref._20_de_20_comentário"><text:span text:style-name="T23"><office:annotation office:name="__Fieldmark__18_359435725"><dc:creator>Laisa Sartes</dc:creator><dc:date>2014-09-11T16:36:00</dc:date><text:sender-initials>LS</text:sender-initials><text:p text:style-name="P24"><text:span text:style-name="T39">Deixa eu ver se entendi: sua proposta seria de usarmos essa versão de 4 itens para gerar um único escore. Esse escore não necessariamente identificaria um estágio motivacional, mas somente um valor “alto” ou “baixo” de motivação, seria isso?</text:span></text:p></office:annotation></text:span></text:span><text:span text:style-name="T3">scal</text:span><text:span text:style-name="Ref._20_de_20_comentário">e</text:span><office:annotation-end office:name="__Fieldmark__18_359435725"/><text:span text:style-name="T3">.</text:span></text:p>
      <text:p text:style-name="P1">As far as we know, this is the first validation study of a web-based version of the Readiness to Change Questionnaire. We proposed an alternative way to score the questionnaire for researchers and alcohol web interventions developers. We also used the polychoric correlations to perform analyses, suggested as more appropriate to explore the factor structure of questionnaires (Holgado–Tello et al., 2010). </text:p>
      <text:p text:style-name="Text_20_body"><text:span text:style-name="T3">However, this study has caveats. First, this is the first study conducted with users from internet interventions and they may not represent the clinical samples or the general population, aimed in the others validations studies (Defuentes-Merillas et al., 2002; Forsberg et al., 2004; Hannöver et al., 2002; Rodríguez-Martos et al., 2000; Rollnick et al., </text:span><text:span text:style-name="Ref._20_de_20_comentário"><text:span text:style-name="T23"><office:annotation office:name="__Fieldmark__19_359435725"><dc:creator>Laisa Sartes</dc:creator><dc:date>2014-09-11T16:38:00</dc:date><text:sender-initials>LS</text:sender-initials><text:p text:style-name="P24"><text:span text:style-name="T39">Isso, acho que é possível falar sobre a falta de instrução.</text:span></text:p></office:annotation></text:span></text:span><text:span text:style-name="T3">199</text:span><text:span text:style-name="Ref._20_de_20_comentário">2</text:span><office:annotation-end office:name="__Fieldmark__19_359435725"/><text:span text:style-name="T3">). We found that 72.1% of the sample had at least a college degree, proportion really far from that found in general population or clinics in Brazil. Second, we included in the analyses low-risk users who also were not included in the other studies. We included this type of users because they are able to enroll in Drinkless program. Third, the data is limited to Brazil, which has a different culture compared with countries where studies of validation were conducted.</text:span></text:p>
      <text:p text:style-name="P7"><text:span text:style-name="T3">In conclusion, the RCQ can be used to estimate motivation as one factor scale with the raw sum of the items. All previous models suggested by literature and the model we created showed poor fit indexes. This indicates that the RCQ is not useful to classify users into motivation stages. For clinical settings in Brazil, we recommend the SOCRATES </text:span><text:span text:style-name="Ref._20_de_20_comentário"><text:span text:style-name="T23"><office:annotation office:name="__Fieldmark__20_359435725"><dc:creator>Laisa Sartes</dc:creator><dc:date>2014-09-11T16:39:00</dc:date><text:sender-initials>LS</text:sender-initials><text:p text:style-name="P24"><text:span text:style-name="T39">E urica</text:span></text:p></office:annotation></text:span></text:span><text:span text:style-name="T3">scal</text:span><text:span text:style-name="Ref._20_de_20_comentário">e</text:span><office:annotation-end office:name="__Fieldmark__20_359435725"/><text:span text:style-name="T3">. Future studies should use the 4-item model for web-based alcohol interventions. We point out that the questionnaire must be redesigned.</text:span></text:p>
      <text:p text:style-name="P9">Table 1 – Sample demographic characteristics </text:p>
      <table:table table:name="Table1" table:style-name="Table1">
        <table:table-column table:style-name="Table1.A"/>
        <table:table-column table:style-name="Table1.B"/>
        <table:table-row table:style-name="Table1.1">
          <table:table-cell table:style-name="Table1.A1" office:value-type="string">
            <text:p text:style-name="P16">Items</text:p>
          </table:table-cell>
          <table:table-cell table:style-name="Table1.A1" office:value-type="string">
            <text:p text:style-name="P17">%</text:p>
          </table:table-cell>
        </table:table-row>
        <table:table-row table:style-name="Table1.1">
          <table:table-cell table:style-name="Table1.A2" office:value-type="string">
            <text:p text:style-name="P16">Education</text:p>
          </table:table-cell>
          <table:table-cell table:style-name="Table1.A2" office:value-type="string">
            <text:p text:style-name="P18"/>
          </table:table-cell>
        </table:table-row>
        <table:table-row table:style-name="Table1.1">
          <table:table-cell table:style-name="Table1.A2" office:value-type="string">
            <text:p text:style-name="P16"><text:span text:style-name="T33"><text:s text:c="3"/></text:span>College</text:p>
          </table:table-cell>
          <table:table-cell table:style-name="Table1.A2" office:value-type="string">
            <text:p text:style-name="P17">72.1</text:p>
          </table:table-cell>
        </table:table-row>
        <table:table-row table:style-name="Table1.1">
          <table:table-cell table:style-name="Table1.A2" office:value-type="string">
            <text:p text:style-name="P16"><text:span text:style-name="T33"><text:s text:c="3"/></text:span>High school</text:p>
          </table:table-cell>
          <table:table-cell table:style-name="Table1.A2" office:value-type="string">
            <text:p text:style-name="P17">25.3</text:p>
          </table:table-cell>
        </table:table-row>
        <table:table-row table:style-name="Table1.1">
          <table:table-cell table:style-name="Table1.A2" office:value-type="string">
            <text:p text:style-name="P16"><text:span text:style-name="T33"><text:s text:c="3"/></text:span>Elementary</text:p>
          </table:table-cell>
          <table:table-cell table:style-name="Table1.A2" office:value-type="string">
            <text:p text:style-name="P17">2.6</text:p>
          </table:table-cell>
        </table:table-row>
        <table:table-row table:style-name="Table1.1">
          <table:table-cell table:style-name="Table1.A2" office:value-type="string">
            <text:p text:style-name="P16">Employment?</text:p>
          </table:table-cell>
          <table:table-cell table:style-name="Table1.A2" office:value-type="string">
            <text:p text:style-name="P18"/>
          </table:table-cell>
        </table:table-row>
        <table:table-row table:style-name="Table1.1">
          <table:table-cell table:style-name="Table1.A2" office:value-type="string">
            <text:p text:style-name="P16"><text:span text:style-name="T33"><text:s text:c="3"/></text:span>Yes</text:p>
          </table:table-cell>
          <table:table-cell table:style-name="Table1.A2" office:value-type="string">
            <text:p text:style-name="P17">84.1</text:p>
          </table:table-cell>
        </table:table-row>
        <table:table-row table:style-name="Table1.1">
          <table:table-cell table:style-name="Table1.A2" office:value-type="string">
            <text:p text:style-name="P16"><text:span text:style-name="T33"><text:s text:c="3"/></text:span>No</text:p>
          </table:table-cell>
          <table:table-cell table:style-name="Table1.A2" office:value-type="string">
            <text:p text:style-name="P17">15.9</text:p>
          </table:table-cell>
        </table:table-row>
        <table:table-row table:style-name="Table1.1">
          <table:table-cell table:style-name="Table1.A2" office:value-type="string">
            <text:p text:style-name="P16">Brazil's region</text:p>
          </table:table-cell>
          <table:table-cell table:style-name="Table1.A2" office:value-type="string">
            <text:p text:style-name="P18"/>
          </table:table-cell>
        </table:table-row>
        <table:table-row table:style-name="Table1.1">
          <table:table-cell table:style-name="Table1.A2" office:value-type="string">
            <text:p text:style-name="P16"><text:span text:style-name="T33"><text:s text:c="3"/></text:span>Southeast</text:p>
          </table:table-cell>
          <table:table-cell table:style-name="Table1.A2" office:value-type="string">
            <text:p text:style-name="P17">49.0</text:p>
          </table:table-cell>
        </table:table-row>
        <table:table-row table:style-name="Table1.1">
          <table:table-cell table:style-name="Table1.A2" office:value-type="string">
            <text:p text:style-name="P16"><text:span text:style-name="T33"><text:s text:c="3"/></text:span>Northeast</text:p>
          </table:table-cell>
          <table:table-cell table:style-name="Table1.A2" office:value-type="string">
            <text:p text:style-name="P17">22.0</text:p>
          </table:table-cell>
        </table:table-row>
        <table:table-row table:style-name="Table1.1">
          <table:table-cell table:style-name="Table1.A2" office:value-type="string">
            <text:p text:style-name="P16"><text:span text:style-name="T33"><text:s text:c="3"/></text:span>South</text:p>
          </table:table-cell>
          <table:table-cell table:style-name="Table1.A2" office:value-type="string">
            <text:p text:style-name="P17">17.1</text:p>
          </table:table-cell>
        </table:table-row>
        <table:table-row table:style-name="Table1.1">
          <table:table-cell table:style-name="Table1.A2" office:value-type="string">
            <text:p text:style-name="P16"><text:span text:style-name="T33"><text:s text:c="3"/></text:span>Middle-west</text:p>
          </table:table-cell>
          <table:table-cell table:style-name="Table1.A2" office:value-type="string">
            <text:p text:style-name="P17">11.1</text:p>
          </table:table-cell>
        </table:table-row>
        <table:table-row table:style-name="Table1.1">
          <table:table-cell table:style-name="Table1.A2" office:value-type="string">
            <text:p text:style-name="P16"><text:span text:style-name="T33"><text:s text:c="3"/></text:span>North</text:p>
          </table:table-cell>
          <table:table-cell table:style-name="Table1.A2" office:value-type="string">
            <text:p text:style-name="P17">0.9</text:p>
          </table:table-cell>
        </table:table-row>
        <table:table-row table:style-name="Table1.1">
          <table:table-cell table:style-name="Table1.A2" office:value-type="string">
            <text:p text:style-name="P16">AUDIT Classification</text:p>
          </table:table-cell>
          <table:table-cell table:style-name="Table1.A2" office:value-type="string">
            <text:p text:style-name="P18"/>
          </table:table-cell>
        </table:table-row>
        <table:table-row table:style-name="Table1.1">
          <table:table-cell table:style-name="Table1.A2" office:value-type="string">
            <text:p text:style-name="P16"><text:span text:style-name="T33"><text:s text:c="3"/></text:span>Dependence</text:p>
          </table:table-cell>
          <table:table-cell table:style-name="Table1.A2" office:value-type="string">
            <text:p text:style-name="P17">33.9</text:p>
          </table:table-cell>
        </table:table-row>
        <table:table-row table:style-name="Table1.1">
          <table:table-cell table:style-name="Table1.A2" office:value-type="string">
            <text:p text:style-name="P16"><text:span text:style-name="T33"><text:s text:c="3"/></text:span>Low risk</text:p>
          </table:table-cell>
          <table:table-cell table:style-name="Table1.A2" office:value-type="string">
            <text:p text:style-name="P17">31.7</text:p>
          </table:table-cell>
        </table:table-row>
        <table:table-row table:style-name="Table1.1">
          <table:table-cell table:style-name="Table1.A2" office:value-type="string">
            <text:p text:style-name="P16"><text:span text:style-name="T33"><text:s text:c="3"/></text:span>At risk</text:p>
          </table:table-cell>
          <table:table-cell table:style-name="Table1.A2" office:value-type="string">
            <text:p text:style-name="P17">22.3</text:p>
          </table:table-cell>
        </table:table-row>
        <table:table-row table:style-name="Table1.1">
          <table:table-cell table:style-name="Table1.A19" office:value-type="string">
            <text:p text:style-name="P16"><text:span text:style-name="T33"><text:s text:c="3"/></text:span>High risk</text:p>
          </table:table-cell>
          <table:table-cell table:style-name="Table1.A19" office:value-type="string">
            <text:p text:style-name="P17">11.1</text:p>
          </table:table-cell>
        </table:table-row>
      </table:table>
      <text:p text:style-name="P4"/>
      <text:p text:style-name="P9">Table 2 – Factor loadings with an “Oblimin” rotation separated by factor.</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
          </table:table-cell>
          <table:table-cell table:style-name="Table2.A1" table:number-columns-spanned="2" office:value-type="string">
            <text:p text:style-name="P21">Factor**</text:p>
          </table:table-cell>
          <table:covered-table-cell/>
          <table:table-cell table:style-name="Table2.A1" office:value-type="string">
            <text:p text:style-name="P22"/>
          </table:table-cell>
        </table:table-row>
        <table:table-row table:style-name="Table2.1">
          <table:table-cell table:style-name="Table2.A2" office:value-type="string">
            <text:p text:style-name="P19">Items*</text:p>
          </table:table-cell>
          <table:table-cell table:style-name="Table2.A2" office:value-type="string">
            <text:p text:style-name="P21">PC (+) e C(-)<text:span text:style-name="Ref._20_de_20_comentário"><text:span text:style-name="T23"><office:annotation office:name="__Fieldmark__21_359435725"><dc:creator>Fernando Colugnati</dc:creator><dc:date>2014-09-02T10:25:00</dc:date><text:sender-initials>FC</text:sender-initials><text:p text:style-name="P24"><text:span text:style-name="T39">Isso já é do instrumento ou você que nomeou? Se for o segundo caso, é preciso explicar isso nos resultados.</text:span></text:p></office:annotation></text:span></text:span></text:p>
          </table:table-cell>
          <table:table-cell table:style-name="Table2.A2" office:value-type="string">
            <text:p text:style-name="P23"><text:span text:style-name="T32">Action</text:span><office:annotation-end office:name="__Fieldmark__21_359435725"/></text:p>
          </table:table-cell>
          <table:table-cell table:style-name="Table2.A2" office:value-type="string">
            <text:p text:style-name="P21">h2</text:p>
          </table:table-cell>
        </table:table-row>
        <table:table-row table:style-name="Table2.1">
          <table:table-cell table:style-name="Table2.A3" office:value-type="string">
            <text:p text:style-name="P19">1. I don't think I drink too much.</text:p>
          </table:table-cell>
          <table:table-cell table:style-name="Table2.A3" office:value-type="string">
            <text:p text:style-name="P21">-.88</text:p>
          </table:table-cell>
          <table:table-cell table:style-name="Table2.A3" office:value-type="string">
            <text:p text:style-name="P22"/>
          </table:table-cell>
          <table:table-cell table:style-name="Table2.A3" office:value-type="string">
            <text:p text:style-name="P21">.72</text:p>
          </table:table-cell>
        </table:table-row>
        <table:table-row table:style-name="Table2.1">
          <table:table-cell table:style-name="Table2.A3" office:value-type="string">
            <text:p text:style-name="P19">2. I am trying to drink less than I used to.</text:p>
          </table:table-cell>
          <table:table-cell table:style-name="Table2.A3" office:value-type="string">
            <text:p text:style-name="P21">.40</text:p>
          </table:table-cell>
          <table:table-cell table:style-name="Table2.A3" office:value-type="string">
            <text:p text:style-name="P21">.55</text:p>
          </table:table-cell>
          <table:table-cell table:style-name="Table2.A3" office:value-type="string">
            <text:p text:style-name="P21">.57</text:p>
          </table:table-cell>
        </table:table-row>
        <table:table-row table:style-name="Table2.1">
          <table:table-cell table:style-name="Table2.A3" office:value-type="string">
            <text:p text:style-name="P19">3. I enjoy my drinking, but sometimes I drink too much.</text:p>
          </table:table-cell>
          <table:table-cell table:style-name="Table2.A3" office:value-type="string">
            <text:p text:style-name="P21">.84</text:p>
          </table:table-cell>
          <table:table-cell table:style-name="Table2.A3" office:value-type="string">
            <text:p text:style-name="P22"/>
          </table:table-cell>
          <table:table-cell table:style-name="Table2.A3" office:value-type="string">
            <text:p text:style-name="P21">.66</text:p>
          </table:table-cell>
        </table:table-row>
        <table:table-row table:style-name="Table2.1">
          <table:table-cell table:style-name="Table2.A3" office:value-type="string">
            <text:p text:style-name="P14">4. Sometimes I think I should cut down on my drinking.</text:p>
          </table:table-cell>
          <table:table-cell table:style-name="Table2.A3" office:value-type="string">
            <text:p text:style-name="P21">.87</text:p>
          </table:table-cell>
          <table:table-cell table:style-name="Table2.A3" office:value-type="string">
            <text:p text:style-name="P22"/>
          </table:table-cell>
          <table:table-cell table:style-name="Table2.A3" office:value-type="string">
            <text:p text:style-name="P21">.83</text:p>
          </table:table-cell>
        </table:table-row>
        <table:table-row table:style-name="Table2.1">
          <table:table-cell table:style-name="Table2.A3" office:value-type="string">
            <text:p text:style-name="P19">5. It is a waste of time thinking about drinking.</text:p>
          </table:table-cell>
          <table:table-cell table:style-name="Table2.A3" office:value-type="string">
            <text:p text:style-name="P21">-.46</text:p>
          </table:table-cell>
          <table:table-cell table:style-name="Table2.A3" office:value-type="string">
            <text:p text:style-name="P22"/>
          </table:table-cell>
          <table:table-cell table:style-name="Table2.A3" office:value-type="string">
            <text:p text:style-name="P21">.80</text:p>
          </table:table-cell>
        </table:table-row>
        <table:table-row table:style-name="Table2.1">
          <table:table-cell table:style-name="Table2.A3" office:value-type="string">
            <text:p text:style-name="P19">6. I have just recently changed my drinking habits.</text:p>
          </table:table-cell>
          <table:table-cell table:style-name="Table2.A3" office:value-type="string">
            <text:p text:style-name="P22"/>
          </table:table-cell>
          <table:table-cell table:style-name="Table2.A3" office:value-type="string">
            <text:p text:style-name="P21">.90</text:p>
          </table:table-cell>
          <table:table-cell table:style-name="Table2.A3" office:value-type="string">
            <text:p text:style-name="P21">.78</text:p>
          </table:table-cell>
        </table:table-row>
        <table:table-row table:style-name="Table2.1">
          <table:table-cell table:style-name="Table2.A3" office:value-type="string">
            <text:p text:style-name="P19">7. Anyone can talk about wanting to do something about drinking, but I am actually doing something about it.</text:p>
          </table:table-cell>
          <table:table-cell table:style-name="Table2.A3" office:value-type="string">
            <text:p text:style-name="P22"/>
          </table:table-cell>
          <table:table-cell table:style-name="Table2.A3" office:value-type="string">
            <text:p text:style-name="P21">.67</text:p>
          </table:table-cell>
          <table:table-cell table:style-name="Table2.A3" office:value-type="string">
            <text:p text:style-name="P21">.47</text:p>
          </table:table-cell>
        </table:table-row>
        <table:table-row table:style-name="Table2.1">
          <table:table-cell table:style-name="Table2.A3" office:value-type="string">
            <text:p text:style-name="P19">8. I am at the stage where I should cut down on my drinking.</text:p>
          </table:table-cell>
          <table:table-cell table:style-name="Table2.A3" office:value-type="string">
            <text:p text:style-name="P21">.84</text:p>
          </table:table-cell>
          <table:table-cell table:style-name="Table2.A3" office:value-type="string">
            <text:p text:style-name="P22"/>
          </table:table-cell>
          <table:table-cell table:style-name="Table2.A3" office:value-type="string">
            <text:p text:style-name="P21">.76</text:p>
          </table:table-cell>
        </table:table-row>
        <table:table-row table:style-name="Table2.1">
          <table:table-cell table:style-name="Table2.A3" office:value-type="string">
            <text:p text:style-name="P19">9. My drinking is a problem sometimes.</text:p>
          </table:table-cell>
          <table:table-cell table:style-name="Table2.A3" office:value-type="string">
            <text:p text:style-name="P21">.86</text:p>
          </table:table-cell>
          <table:table-cell table:style-name="Table2.A3" office:value-type="string">
            <text:p text:style-name="P22"/>
          </table:table-cell>
          <table:table-cell table:style-name="Table2.A3" office:value-type="string">
            <text:p text:style-name="P21">.70</text:p>
          </table:table-cell>
        </table:table-row>
        <table:table-row table:style-name="Table2.1">
          <table:table-cell table:style-name="Table2.A3" office:value-type="string">
            <text:p text:style-name="P19">10. There is no need for me to think about changing my drinking.</text:p>
          </table:table-cell>
          <table:table-cell table:style-name="Table2.A3" office:value-type="string">
            <text:p text:style-name="P21">-.88</text:p>
          </table:table-cell>
          <table:table-cell table:style-name="Table2.A3" office:value-type="string">
            <text:p text:style-name="P22"/>
          </table:table-cell>
          <table:table-cell table:style-name="Table2.A3" office:value-type="string">
            <text:p text:style-name="P21">.84</text:p>
          </table:table-cell>
        </table:table-row>
        <table:table-row table:style-name="Table2.1">
          <table:table-cell table:style-name="Table2.A3" office:value-type="string">
            <text:p text:style-name="P19">11. I am actually changing my drinking habits right now.</text:p>
          </table:table-cell>
          <table:table-cell table:style-name="Table2.A3" office:value-type="string">
            <text:p text:style-name="P22"/>
          </table:table-cell>
          <table:table-cell table:style-name="Table2.A3" office:value-type="string">
            <text:p text:style-name="P21">.91</text:p>
          </table:table-cell>
          <table:table-cell table:style-name="Table2.A3" office:value-type="string">
            <text:p text:style-name="P21">.84</text:p>
          </table:table-cell>
        </table:table-row>
        <table:table-row table:style-name="Table2.1">
          <table:table-cell table:style-name="Table2.A2" office:value-type="string">
            <text:p text:style-name="P19">12. Drinking less alcohol would be pointless for me.</text:p>
          </table:table-cell>
          <table:table-cell table:style-name="Table2.A2" office:value-type="string">
            <text:p text:style-name="P21">-.84</text:p>
          </table:table-cell>
          <table:table-cell table:style-name="Table2.A2" office:value-type="string">
            <text:p text:style-name="P22"/>
          </table:table-cell>
          <table:table-cell table:style-name="Table2.A2" office:value-type="string">
            <text:p text:style-name="P21">.78</text:p>
          </table:table-cell>
        </table:table-row>
      </table:table>
      <text:p text:style-name="P15">* PC – Pre-contemplation and C – Contemplation. Proportion of variances explained by factor: PC-C (47%) and Action (21%).</text:p>
      <text:p text:style-name="P15"/>
      <text:p text:style-name="P15">* Portuguese translation– 1. 'Eu acho que bebo demais'; 2. 'Estou tentando beber menos do que costumava beber'; 3. 'Eu gosto de beber, mas às vezes eu bebo demais'; 4. 'Às vezes eu acho que deveria reduzir o meu consumo de álcool'; 5. 'É um desperdício de tempo pensar sobre o meu consumo de álcool'; 6. 'Eu mudei recentemente meus hábitos de consumo'; 7. 'Qualquer pessoa pode falar sobre querer fazer algo relacionado ao consumo de álcool, mas eu estou realmente fazendo algo sobre isso'; 8. 'Eu estou em um momento em que eu deveria pensar em beber menos álcool'; 9. 'Algumas vezes, meu consumo é um problema'; 10. 'Sinto necessidade de pensar em mudar minha maneira de beber'; 11. 'Atualmente, eu de fato estou mudando meus hábitos de consumo'; 12. 'Beber menos álcool poderia me beneficiar'.</text:p>
      <text:p text:style-name="P14"/>
      <text:p text:style-name="P9">Table 3 – Comparisons among confirmatory models</text:p>
      <table:table table:name="Table3" table:style-name="Table3">
        <table:table-column table:style-name="Table3.A"/>
        <table:table-column table:style-name="Table3.B" table:number-columns-repeated="6"/>
        <table:table-row table:style-name="Table3.1">
          <table:table-cell table:style-name="Table3.A1" office:value-type="string">
            <text:p text:style-name="P19">Models</text:p>
          </table:table-cell>
          <table:table-cell table:style-name="Table3.A1" office:value-type="string">
            <text:p text:style-name="P21">CFI</text:p>
          </table:table-cell>
          <table:table-cell table:style-name="Table3.A1" office:value-type="string">
            <text:p text:style-name="P21">RMSA</text:p>
          </table:table-cell>
          <table:table-cell table:style-name="Table3.A1" office:value-type="string">
            <text:p text:style-name="P21">BIC</text:p>
          </table:table-cell>
          <table:table-cell table:style-name="Table3.A1" office:value-type="string">
            <text:p text:style-name="P21">AIC</text:p>
          </table:table-cell>
          <table:table-cell table:style-name="Table3.A1" office:value-type="string">
            <text:p text:style-name="P21">X²</text:p>
          </table:table-cell>
          <table:table-cell table:style-name="Table3.A1" office:value-type="string">
            <text:p text:style-name="P21">df</text:p>
          </table:table-cell>
        </table:table-row>
        <table:table-row table:style-name="Table3.1">
          <table:table-cell table:style-name="Table3.A2" office:value-type="string">
            <text:p text:style-name="P19">One factor</text:p>
          </table:table-cell>
          <table:table-cell table:style-name="Table3.A2" office:value-type="string">
            <text:p text:style-name="P21">.720</text:p>
          </table:table-cell>
          <table:table-cell table:style-name="Table3.A2" office:value-type="string">
            <text:p text:style-name="P21">.196</text:p>
          </table:table-cell>
          <table:table-cell table:style-name="Table3.A2" office:value-type="string">
            <text:p text:style-name="P21">12364.5</text:p>
          </table:table-cell>
          <table:table-cell table:style-name="Table3.A2" office:value-type="string">
            <text:p text:style-name="P21">12271.4</text:p>
          </table:table-cell>
          <table:table-cell table:style-name="Table3.A2" office:value-type="string">
            <text:p text:style-name="P21">794.36</text:p>
          </table:table-cell>
          <table:table-cell table:style-name="Table3.A2" office:value-type="string">
            <text:p text:style-name="P21">54</text:p>
          </table:table-cell>
        </table:table-row>
        <table:table-row table:style-name="Table3.1">
          <table:table-cell table:style-name="Table3.A3" office:value-type="string">
            <text:p text:style-name="P19">Two factor </text:p>
          </table:table-cell>
          <table:table-cell table:style-name="Table3.A3" office:value-type="string">
            <text:p text:style-name="P21">.815</text:p>
          </table:table-cell>
          <table:table-cell table:style-name="Table3.A3" office:value-type="string">
            <text:p text:style-name="P21">.161</text:p>
          </table:table-cell>
          <table:table-cell table:style-name="Table3.A3" office:value-type="string">
            <text:p text:style-name="P21">12119</text:p>
          </table:table-cell>
          <table:table-cell table:style-name="Table3.A3" office:value-type="string">
            <text:p text:style-name="P21">12022</text:p>
          </table:table-cell>
          <table:table-cell table:style-name="Table3.A3" office:value-type="string">
            <text:p text:style-name="P21">543.60</text:p>
          </table:table-cell>
          <table:table-cell table:style-name="Table3.A3" office:value-type="string">
            <text:p text:style-name="P21">53 </text:p>
          </table:table-cell>
        </table:table-row>
        <table:table-row table:style-name="Table3.1">
          <table:table-cell table:style-name="Table3.A3" office:value-type="string">
            <text:p text:style-name="P19">Three factor* uncorrelated</text:p>
          </table:table-cell>
          <table:table-cell table:style-name="Table3.A3" office:value-type="string">
            <text:p text:style-name="P21">.586</text:p>
          </table:table-cell>
          <table:table-cell table:style-name="Table3.A3" office:value-type="string">
            <text:p text:style-name="P21">.238</text:p>
          </table:table-cell>
          <table:table-cell table:style-name="Table3.A3" office:value-type="string">
            <text:p text:style-name="P21">12720</text:p>
          </table:table-cell>
          <table:table-cell table:style-name="Table3.A3" office:value-type="string">
            <text:p text:style-name="P21">12627</text:p>
          </table:table-cell>
          <table:table-cell table:style-name="Table3.A3" office:value-type="string">
            <text:p text:style-name="P21">1150.17</text:p>
          </table:table-cell>
          <table:table-cell table:style-name="Table3.A3" office:value-type="string">
            <text:p text:style-name="P21">54</text:p>
          </table:table-cell>
        </table:table-row>
        <table:table-row table:style-name="Table3.1">
          <table:table-cell table:style-name="Table3.A5" office:value-type="string">
            <text:p text:style-name="P19">One factor Model** - improved </text:p>
          </table:table-cell>
          <table:table-cell table:style-name="Table3.A5" office:value-type="string">
            <text:p text:style-name="P21">.998</text:p>
          </table:table-cell>
          <table:table-cell table:style-name="Table3.A5" office:value-type="string">
            <text:p text:style-name="P21">.045</text:p>
          </table:table-cell>
          <table:table-cell table:style-name="Table3.A5" office:value-type="string">
            <text:p text:style-name="P21">3824</text:p>
          </table:table-cell>
          <table:table-cell table:style-name="Table3.A5" office:value-type="string">
            <text:p text:style-name="P21">3793</text:p>
          </table:table-cell>
          <table:table-cell table:style-name="Table3.A5" office:value-type="string">
            <text:p text:style-name="P21">3.44</text:p>
          </table:table-cell>
          <table:table-cell table:style-name="Table3.A5" office:value-type="string">
            <text:p text:style-name="P21">2</text:p>
          </table:table-cell>
        </table:table-row>
      </table:table>
      <text:p text:style-name="Preformatted_20_Text"><text:span text:style-name="T11">* The three factor correlated solution not converged because the covariance matrix of latent variables were </text:span><text:change text:change-id="ct22232768"/><text:change-start text:change-id="ct22414440"/><text:span text:style-name="T11">not positive definet</text:span><text:change-end text:change-id="ct22414440"/><text:span text:style-name="T11">. ** The improved model was constituted by items 1,4,8,10.</text:span></text:p>
      <text:list xml:id="list122815045280098" text:continue-numbering="true" text:style-name="WW8Num1">
        <text:list-item>
          <text:h text:style-name="P12" text:outline-level="1">References</text:h>
        </text:list-item>
      </text:list>
      <text:p text:style-name="Bibliography_20_1">Brown, T. A. (2006). <text:span text:style-name="T24">Confirmatory factor analysis for applied research</text:span>. New York: Guilford Press.</text:p>
      <text:p text:style-name="Bibliography_20_1">Budd, R. J., &amp; Rollnick, S. (1996). The structure of the Readiness to Change Questionnaire: A test of Prochaska &amp; DiClemente’s transtheoretical model. <text:span text:style-name="T24">British Journal of Health Psychology</text:span>, <text:span text:style-name="T24">1</text:span>(4), 365–376. doi:10.1111/j.2044-8287.1996.tb00517.x</text:p>
      <text:p text:style-name="Bibliography_20_1">Cronbach, L. (1951). Coefficient alpha and the internal structure of tests. <text:span text:style-name="T24">Psychometrika</text:span>, <text:span text:style-name="T24">16</text:span>(3), 297–334. doi:10.1007/BF02310555</text:p>
      <text:p text:style-name="Bibliography_20_1">Defuentes-Merillas, L., Dejong, C. A. J., &amp; Schippers, G. M. (2002). Reliability and validity of the Dutch version of the Readiness to Change Questionnaire. <text:span text:style-name="T24">Alcohol and Alcoholism (Oxford, Oxfordshire)</text:span>, <text:span text:style-name="T24">37</text:span>(1), 93–99.</text:p>
      <text:p text:style-name="Bibliography_20_1">Fabrigar, L. R., Wegener, D. T., MacCallum, R. C., &amp; Strahan, E. J. (1999). Evaluating the use of exploratory factor analysis in psychological research. <text:span text:style-name="T24">Psychological Methods</text:span>, <text:span text:style-name="T24">4</text:span>(3), 272.</text:p>
      <text:p text:style-name="Bibliography_20_1">Forsberg, L., Ekman, S., Halldin, J., &amp; Rönnberg, S. (2004). The Readiness to Change Questionnaire: Reliability and validity of a Swedish version and a comparison of scoring methods. <text:span text:style-name="T24">British Journal of Health Psychology</text:span>, <text:span text:style-name="T24">9</text:span>(3), 335–346.</text:p>
      <text:p text:style-name="Bibliography_20_1">Forsberg, L., Halldin, J., &amp; Wennberg, P. (2003). Psychometric Properties and Factor Structure of the Readiness to Change Questionnaire. <text:span text:style-name="T24">Alcohol and Alcoholism</text:span>, <text:span text:style-name="T24">38</text:span>(3), 276–280. doi:10.1093/alcalc/agg067</text:p>
      <text:p text:style-name="Bibliography_20_1">Garrido, L. E., Abad, F. J., &amp; Ponsoda, V. (2013). A new look at Horn’s parallel analysis with ordinal variables. <text:span text:style-name="T24">Psychological Methods</text:span>, <text:span text:style-name="T24">18</text:span>(4), 454–474. doi:10.1037/a0030005</text:p>
      <text:p text:style-name="Bibliography_20_1">Hannöver, W., Thyrian, J. R., Hapke, U., Rumpf, H.-J., Meyer, C., &amp; John, U. (2002). The readiness to change questionnaire in subjects with hazardous alcohol consumption, alcohol misuse and dependence in a general population survey. <text:span text:style-name="T24">Alcohol and Alcoholism (Oxford, Oxfordshire)</text:span>, <text:span text:style-name="T24">37</text:span>(4), 362–369.</text:p>
      <text:p text:style-name="Bibliography_20_1">Heather, N., Rollnick, S., &amp; Bell, A. (1993). Predictive validity of the Readiness to Change Questionnaire. <text:span text:style-name="T24">Addiction (Abingdon, England)</text:span>, <text:span text:style-name="T24">88</text:span>(12), 1667–1677.</text:p>
      <text:p text:style-name="Bibliography_20_1">Holgado–Tello, F. P., Chacón–Moscoso, S., Barbero–García, I., &amp; Vila–Abad, E. (2010). Polychoric versus Pearson correlations in exploratory and confirmatory factor analysis of ordinal variables. <text:span text:style-name="T24">Quality &amp; Quantity</text:span>, <text:span text:style-name="T24">44</text:span>(1), 153–166. doi:10.1007/s11135-008-9190-y</text:p>
      <text:p text:style-name="Bibliography_20_1"><text:soft-page-break/>Horn, J. L. (1965). A rationale and test for the number of factors in factor analysis. <text:span text:style-name="T24">Psychometrika</text:span>, <text:span text:style-name="T24">30</text:span>(2), 179–185. doi:10.1007/BF02289447</text:p>
      <text:p text:style-name="Bibliography_20_1">Lima, C. T., Freire, A. C. C., Silva, A. P. B., Teixeira, R. M., Farrell, M., &amp; Prince, M. (2005). Concurrent and Construct Validity of the Audit in an Urban Brazilian Sample. <text:span text:style-name="T24">Alcohol and Alcoholism</text:span>, <text:span text:style-name="T24">40</text:span>(6), 584–589. doi:10.1093/alcalc/agh202</text:p>
      <text:p text:style-name="Bibliography_20_1">McConnaughy, E. A., DiClemente, C. C., Prochaska, J. O., &amp; Velicer, W. F. (1989). Stages of change in psychotherapy: A follow-up report. <text:span text:style-name="T24">Psychotherapy: Theory, Research, Practice, Training</text:span>, <text:span text:style-name="T24">26</text:span>(4), 494–503. doi:10.1037/h0085468</text:p>
      <text:p text:style-name="Bibliography_20_1">Meneses-Gaya, C. de, Zuardi, A. W., Loureiro, S. R., &amp; Crippa, J. A. S. (2009). Alcohol Use Disorders Identification Test (AUDIT): an updated systematic review of psychometric properties. <text:span text:style-name="T24">Psychology &amp;amp; Neuroscience</text:span>, <text:span text:style-name="T24">2</text:span>(1), 83–97. doi:10.3922/j.psns.2009.1.12</text:p>
      <text:p text:style-name="Bibliography_20_1">Miller, W. R., &amp; Scott, J. (1996). Assessing drinkers’ motivation for change: The Stages of Change Readiness and Treatment Eagerness Scale (SOCRATES). <text:span text:style-name="T24">Psychology of Addictive Behaviors</text:span>, <text:span text:style-name="T24">10</text:span>(2), 81–89. doi:10.1037/0893-164X.10.2.81</text:p>
      <text:p text:style-name="Bibliography_20_1">Napper, L. E., Wood, M. M., Jaffe, A., Fisher, D. G., Reynolds, G. L., &amp; Klahn, J. A. (2008). Convergent and discriminant validity of three measures of stage of change. <text:span text:style-name="T24">Psychology of Addictive Behaviors: Journal of the Society of Psychologists in Addictive Behaviors</text:span>, <text:span text:style-name="T24">22</text:span>(3), 362–371. doi:10.1037/0893-164X.22.3.362</text:p>
      <text:p text:style-name="Bibliography_20_1">Norcross, J. C., Krebs, P. M., &amp; Prochaska, J. O. (2011). Stages of change. <text:span text:style-name="T24">Journal of Clinical Psychology</text:span>, <text:span text:style-name="T24">67</text:span>(2), 143–154. doi:10.1002/jclp.20758</text:p>
      <text:p text:style-name="Bibliography_20_1">Prochaska, J. O., &amp; DiClemente, C. C. (1982). Transtheoretical therapy: Toward a more integrative model of change. <text:span text:style-name="T24">Psychotherapy: Theory, Research &amp; Practice</text:span>, <text:span text:style-name="T24">19</text:span>(3), 276–288. doi:10.1037/h0088437</text:p>
      <text:p text:style-name="Bibliography_20_1">R Development Core Team. (2014). <text:span text:style-name="T24">R: A language and environment for statistical <text:s text:c="2"/>computing</text:span>. Viena: R Foundation for Statistical Computing. Retrieved from http://www.R-project.org</text:p>
      <text:p text:style-name="Bibliography_20_1">Revelle, W. (2014). <text:span text:style-name="T24">psych: Procedures for Psychological, Psychometric, and Personality Research</text:span>. Evanston, Illinois. Retrieved from http://CRAN.R-project.org/package=psych</text:p>
      <text:p text:style-name="Bibliography_20_1">Revelle, W., &amp; Rocklin, T. (1979). Very Simple Structure: An Alternative Procedure For Estimating The Optimal Number Of Interpretable Factors. <text:span text:style-name="T24">Multivariate Behavioral Research</text:span>, <text:span text:style-name="T24">14</text:span>(4), 403–414. doi:10.1207/s15327906mbr1404_2</text:p>
      <text:p text:style-name="Bibliography_20_1"><text:soft-page-break/>Rodríguez-Martos, A., Rubio, G., Aubà, J., Santo-Domingo, J., Torralba, L., &amp; Campillo, M. (2000). Readiness to change questionnaire: reliability study of its Spanish version. <text:span text:style-name="T24">Alcohol and Alcoholism (Oxford, Oxfordshire)</text:span>, <text:span text:style-name="T24">35</text:span>(3), 270–275.</text:p>
      <text:p text:style-name="Bibliography_20_1">Rollnick, S., Heather, N., Gold, R., &amp; Hall, W. (1992). Development of a short “readiness to change” questionnaire for use in brief, opportunistic interventions among excessive drinkers. <text:span text:style-name="T24">British Journal of Addiction</text:span>, <text:span text:style-name="T24">87</text:span>(5), 743–754.</text:p>
      <text:p text:style-name="Bibliography_20_1">Rosseel, Y. (2012). lavaan: An R Package for Structural Equation Modeling. <text:span text:style-name="T24">Journal of Statistical Software</text:span>, <text:span text:style-name="T24">48</text:span>(2), 1–36.</text:p>
      <text:p text:style-name="Bibliography_20_1">Santos, W. S. dos, Gouveia, V. V., Fernandes, D. P., Souza, S. S. B. de, &amp; Grangeiro, A. S. de M. (2012). Alcohol Use Disorder Identification Test (AUDIT): exploring its psychometric parameters. <text:span text:style-name="T24">Jornal Brasileiro de Psiquiatria</text:span>, <text:span text:style-name="T24">61</text:span>(3), 117–123. doi:10.1590/S0047-20852012000300001</text:p>
      <text:p text:style-name="P14"/>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DejaVu Sans Mono" svg:font-family="'DejaVu Sans Mono', Arial" style:font-family-generic="modern"/>
    <style:font-face style:name="Lohit Hindi" svg:font-family="'Lohit Hindi', 'MS Gothic'" style:font-family-generic="modern"/>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DejaVu Sans1" svg:font-family="'DejaVu Sans'" style:font-pitch="variable"/>
    <style:font-face style:name="Lucida Grande" svg:font-family="'Lucida Grande', Ari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DejaVu Sans1" style:font-family-asian="'DejaVu Sans'" style:font-pitch-asian="variable" style:font-size-asian="12pt" style:language-asian="zh" style:country-asian="CN" style:font-name-complex="Lohit Hindi" style:font-family-complex="'Lohit Hindi', 'MS Gothic'" style:font-family-generic-complex="moder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style:font-pitch="variable" fo:font-size="12pt" style:font-name-asian="DejaVu Sans1" style:font-family-asian="'DejaVu Sans'" style:font-pitch-asian="variable" style:font-size-asian="12pt" style:font-name-complex="Lohit Hindi" style:font-family-complex="'Lohit Hindi', 'MS Gothic'" style:font-family-generic-complex="modern"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150%" fo:text-indent="0.5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 style:font-family-complex="'Lohit Hindi', 'MS Gothic'" style:font-family-generic-complex="moder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Gothic'" style:font-family-generic-complex="modern"/>
    </style:style>
    <style:style style:name="Heading_20_1" style:display-name="Heading 1" style:family="paragraph" style:parent-style-name="Heading" style:next-style-name="Text_20_body" style:default-outline-level="1" style:list-style-name="WW8Num1" style:class="text">
      <style:text-properties fo:font-size="12pt" fo:font-weight="bold" style:font-size-asian="12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text-properties fo:font-size="12pt" fo:font-style="italic" fo:font-weight="normal" style:font-size-asian="12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Legenda"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MS Gothic'" style:font-family-generic-complex="modern" style:font-size-complex="12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Arial" style:font-family-generic="modern" fo:font-size="10pt" style:font-name-asian="DejaVu Sans Mono" style:font-family-asian="'DejaVu Sans Mono', Arial" style:font-family-generic-asian="modern" style:font-size-asian="10pt" style:font-name-complex="Lohit Hindi" style:font-family-complex="'Lohit Hindi', 'MS Gothic'" style:font-family-generic-complex="modern"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ítulo"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o_20_de_20_balão" style:display-name="Texto de balão" style:family="paragraph" style:parent-style-name="Standard">
      <style:paragraph-properties fo:line-height="100%"/>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size="10pt" fo:font-weight="bold" style:font-size-asian="10pt" style:font-weight-asian="bold" style:font-size-complex="10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fo:language="en" fo:country="US" style:font-name-complex="OpenSymbol" style:font-family-complex="OpenSymbol, 'Arial Unicode MS'" style:font-charset-complex="x-symbol"/>
    </style:style>
    <style:style style:name="WW8Num2z1" style:family="text">
      <style:text-properties style:font-name="OpenSymbol" fo:font-family="OpenSymbol, 'Arial Unicode MS'" style:font-charset="x-symbol" style:font-name-complex="OpenSymbol" style:font-family-complex="OpenSymbol, 'Arial Unicode MS'" style:font-charset-complex="x-symbol"/>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Footnote_20_Symbol" style:display-name="Footnote Symbol" style:family="text"/>
    <style:style style:name="Ref._20_de_20_nota_20_de_20_rodapé" style:display-name="Ref. de nota de rodapé"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exto_20_de_20_balão_20_Char" style:display-name="Texto de balão Char" style:family="text">
      <style:text-properties style:font-name="Lucida Grande" fo:font-family="'Lucida Grande', Arial" style:font-pitch="variable" fo:font-size="9pt" style:letter-kerning="true" style:font-name-asian="DejaVu Sans1" style:font-family-asian="'DejaVu Sans'" style:font-pitch-asian="variable" style:font-size-asian="9pt" style:language-asian="zh" style:country-asian="CN" style:font-name-complex="Lucida Grande" style:font-family-complex="'Lucida Grande', Arial" style:font-pitch-complex="variable" style:font-size-complex="9pt" style:language-complex="hi" style:country-complex="IN"/>
    </style:style>
    <style:style style:name="Ref._20_de_20_comentário" style:display-name="Ref. de comentário" style:family="text">
      <style:text-properties fo:font-size="9pt" style:font-size-asian="9pt" style:font-size-complex="9pt"/>
    </style:style>
    <style:style style:name="Texto_20_de_20_comentário_20_Char" style:display-name="Texto de comentário Char" style:family="text">
      <style:text-properties fo:font-size="12pt" style:letter-kerning="true" style:font-name-asian="DejaVu Sans1" style:font-family-asian="'DejaVu Sans'" style:font-pitch-asian="variable" style:font-size-asian="12pt" style:language-asian="zh" style:country-asian="CN" style:font-name-complex="Lohit Hindi" style:font-family-complex="'Lohit Hindi', 'MS Gothic'" style:font-family-generic-complex="modern" style:font-size-complex="12pt" style:language-complex="hi" style:country-complex="IN"/>
    </style:style>
    <style:style style:name="Assunto_20_do_20_comentário_20_Char" style:display-name="Assunto do comentário Char" style:family="text">
      <style:text-properties fo:font-size="12pt" fo:font-weight="bold" style:letter-kerning="true" style:font-name-asian="DejaVu Sans1" style:font-family-asian="'DejaVu Sans'" style:font-pitch-asian="variable" style:font-size-asian="12pt" style:language-asian="zh" style:country-asian="CN" style:font-weight-asian="bold" style:font-name-complex="Lohit Hindi" style:font-family-complex="'Lohit Hindi', 'MS Gothic'" style:font-family-generic-complex="modern" style:font-size-complex="12pt" style:language-complex="hi" style:country-complex="IN"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6" style:layout-grid-base-height="0.2165in" style:layout-grid-ruby-height="0in" style:layout-grid-mode="none" style:layout-grid-ruby-below="false" style:layout-grid-print="false" style:layout-grid-display="false" style:layout-grid-base-width="0.1453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isa Sartes</meta:initial-creator>
    <meta:creation-date>2014-09-11T16:40:00</meta:creation-date>
    <dc:date>2014-09-23T12:28:13.221023840</dc:date>
    <meta:editing-cycles>5</meta:editing-cycles>
    <meta:editing-duration>P2171DT9H47M57S</meta:editing-duration>
    <meta:generator>LibreOffice/4.2.6.3$Linux_ARM_EABI LibreOffice_project/420m0$Build-3</meta:generator>
    <meta:document-statistic meta:table-count="3" meta:image-count="0" meta:object-count="0" meta:page-count="13" meta:paragraph-count="182" meta:word-count="3757" meta:character-count="23794" meta:non-whitespace-character-count="20242"/>
    <meta:user-defined meta:name="ZOTERO_PREF_1">&lt;data data-version="3" zotero-version="4.0.21.5"&gt;&lt;session id="FEb9VvR6"/&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